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ffff" draw:textarea-horizontal-align="justify" draw:auto-grow-height="false" fo:min-height="0cm" fo:min-width="0cm"/>
    </style:style>
    <style:style style:name="gr2" style:family="graphic" style:parent-style-name="objectwithoutfill">
      <style:graphic-properties draw:fill="solid" draw:fill-color="#ffffff" draw:textarea-horizontal-align="center"/>
    </style:style>
    <style:style style:name="gr3" style:family="graphic" style:parent-style-name="standard">
      <style:graphic-properties draw:stroke="none" draw:fill="none" draw:fill-color="#ffffff" draw:textarea-horizontal-align="left" draw:auto-grow-height="true" draw:auto-grow-width="false" fo:min-height="0.439cm" fo:min-width="2.607cm"/>
    </style:style>
    <style:style style:name="gr4" style:family="graphic" style:parent-style-name="standard">
      <style:graphic-properties draw:stroke="none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fill-color="#ffffff" draw:textarea-horizontal-align="left" draw:auto-grow-height="true" draw:auto-grow-width="false" fo:min-height="0.337cm" fo:min-width="2.607cm"/>
    </style:style>
    <style:style style:name="gr7" style:family="graphic" style:parent-style-name="standard">
      <style:graphic-properties draw:stroke="solid" draw:stroke-dash="Fine_20_Dashed_20__28_var_29_" draw:marker-start="Styl_20_šipky_20_1" draw:marker-start-width="0.3cm" draw:marker-end="Styl_20_šipky_20_1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draw:stroke-dash="Fine_20_Dashed_20__28_var_29_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textarea-horizontal-align="justify" draw:auto-grow-height="false" fo:min-height="0cm" fo:min-width="0cm"/>
    </style:style>
    <style:style style:name="gr11" style:family="graphic" style:parent-style-name="objectwithoutfill">
      <style:graphic-properties draw:textarea-horizontal-align="center"/>
    </style:style>
    <style:style style:name="gr12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.439cm" fo:min-width="2.607cm"/>
    </style:style>
    <style:style style:name="gr13" style:family="graphic" style:parent-style-name="standard">
      <style:graphic-properties draw:stroke="solid" draw:stroke-dash="Fine_20_Dashed_20__28_var_29_"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fo:min-height="0.662cm"/>
    </style:style>
    <style:style style:name="gr15" style:family="graphic" style:parent-style-name="Objekt_20_s_20_bílou_20_výplní">
      <style:graphic-properties fo:min-height="0.662cm"/>
    </style:style>
    <style:style style:name="gr16" style:family="graphic" style:parent-style-name="objectwithoutfill">
      <style:graphic-properties draw:auto-grow-height="false" fo:min-height="0.599cm" fo:min-width="0cm"/>
    </style:style>
    <style:style style:name="gr17" style:family="graphic" style:parent-style-name="standard">
      <style:graphic-properties draw:stroke="solid" draw:marker-start="Arrow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fill="solid" draw:fill-color="#ffffff" draw:textarea-horizontal-align="center" draw:textarea-vertical-align="middle"/>
    </style:style>
    <style:style style:name="gr2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ffff" draw:textarea-horizontal-align="center" draw:textarea-vertical-align="middle"/>
    </style:style>
    <style:style style:name="gr26" style:family="graphic" style:parent-style-name="Objekt_20_s_20_bílou_20_výplní">
      <style:graphic-properties draw:marker-end="Arrow" draw:marker-end-width="0.3cm" draw:textarea-horizontal-align="center"/>
    </style:style>
    <style:style style:name="gr27" style:family="graphic" style:parent-style-name="Objekt_20_s_20_bílou_20_výplní">
      <style:graphic-properties draw:stroke="none" svg:stroke-color="#000000" draw:fill="none" draw:fill-color="#ffffff" fo:min-height="0.027cm"/>
    </style:style>
    <style:style style:name="gr28" style:family="graphic" style:parent-style-name="Objekt_20_s_20_bílou_20_výplní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dash" draw:stroke-dash="Fine_20_Dashed" draw:marker-end="Styl_20_šipky_20_1" draw:marker-end-width="0.3cm" draw:textarea-horizontal-align="center" draw:textarea-vertical-align="middle"/>
    </style:style>
    <style:style style:name="gr30" style:family="graphic" style:parent-style-name="measure">
      <style:graphic-properties draw:marker-start="" draw:marker-end="" draw:textarea-horizontal-align="center"/>
    </style:style>
    <style:style style:name="gr31" style:family="graphic" style:parent-style-name="measure">
      <style:graphic-properties draw:marker-start="" draw:marker-end="Arrow" draw:textarea-horizontal-align="center"/>
    </style:style>
    <style:style style:name="gr32" style:family="graphic" style:parent-style-name="measure">
      <style:graphic-properties draw:marker-start="Arrow" draw:marker-end="" draw:textarea-horizontal-align="center"/>
    </style:style>
    <style:style style:name="gr33" style:family="graphic" style:parent-style-name="measure">
      <style:graphic-properties draw:textarea-horizontal-align="center"/>
    </style:style>
    <style:style style:name="gr34" style:family="graphic" style:parent-style-name="measure">
      <style:graphic-properties draw:marker-start="" draw:textarea-horizontal-align="center"/>
    </style:style>
    <style:style style:name="gr35" style:family="graphic" style:parent-style-name="measure">
      <style:graphic-properties draw:marker-end="" draw:textarea-horizontal-align="center"/>
    </style:style>
    <style:style style:name="gr36" style:family="graphic" style:parent-style-name="measure">
      <style:graphic-properties draw:marker-start=""/>
    </style:style>
    <style:style style:name="gr37" style:family="graphic" style:parent-style-name="Objekt_20_s_20_bílou_20_výplní">
      <style:graphic-properties svg:stroke-color="#ffffff" draw:textarea-horizontal-align="center"/>
    </style:style>
    <style:style style:name="gr38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3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marker-end="Arrow" draw:textarea-horizontal-align="center"/>
    </style:style>
    <style:style style:name="gr42" style:family="graphic" style:parent-style-name="standard">
      <style:graphic-properties draw:stroke="dash" draw:stroke-dash="Fine_20_Dashed" draw:marker-end="Styl_20_šipky_20_1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margin-left="0cm" fo:margin-right="0cm" text:enable-numbering="true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style:text-position="super 100%" fo:font-size="10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2pt"/>
    </style:style>
    <style:style style:name="P11" style:family="paragraph">
      <style:paragraph-properties fo:margin-left="0cm" fo:margin-right="0cm" fo:text-align="center" fo:text-indent="0cm"/>
      <style:text-properties fo:font-size="10pt" fo:font-weight="bold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text:enable-numbering="false"/>
      <style:text-properties fo:font-size="10pt"/>
    </style:style>
    <style:style style:name="P14" style:family="paragraph">
      <style:paragraph-properties fo:margin-left="0cm" fo:margin-right="0cm" fo:margin-top="0cm" fo:margin-bottom="0cm" fo:line-height="100%" text:enable-numbering="false" fo:text-indent="0cm"/>
    </style:style>
    <style:style style:name="P15" style:family="paragraph">
      <style:paragraph-properties fo:margin-left="0cm" fo:margin-right="0cm" fo:text-align="center" fo:text-indent="0cm"/>
      <style:text-properties fo:font-weight="bold"/>
    </style:style>
    <style:style style:name="P16" style:family="paragraph">
      <style:text-properties fo:font-family="'Courier New'" style:font-family-generic="modern" style:font-pitch="fixed"/>
    </style:style>
    <style:style style:name="T1" style:family="text">
      <style:text-properties fo:font-weight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/>
    </style:style>
    <style:style style:name="T4" style:family="text">
      <style:text-properties fo:font-size="10pt" fo:font-weight="bold"/>
    </style:style>
    <style:style style:name="T5" style:family="text">
      <style:text-properties fo:font-size="10pt"/>
    </style:style>
    <style:style style:name="T6" style:family="text">
      <style:text-properties fo:font-weight="normal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bold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font-style="italic"/>
    </style:style>
    <style:style style:name="T10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chitektura" draw:style-name="dp1" draw:master-page-name="Výchozí">
        <draw:g>
          <draw:custom-shape draw:style-name="gr1" draw:text-style-name="P1" draw:layer="layout" svg:width="3.097cm" svg:height="2.995cm" svg:x="2.932cm" svg:y="5.252cm">
            <text:p text:style-name="P5"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3.099cm" svg:height="2.997cm" svg:x="2.6cm" svg:y="5.571cm">
            <text:p text:style-name="P5"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3.097cm" svg:height="2.996cm" svg:x="2.272cm" svg:y="5.893cm">
            <text:p text:style-name="P5"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2" draw:text-style-name="P1" draw:layer="layout" svg:x1="2.272cm" svg:y1="6.582cm" svg:x2="5.369cm" svg:y2="6.582cm">
            <text:p text:style-name="P5"/>
          </draw:line>
        </draw:g>
        <draw:frame draw:style-name="gr3" draw:text-style-name="P3" draw:layer="layout" svg:width="2.776cm" svg:height="0.439cm" svg:x="2.455cm" svg:y="5.988cm">
          <draw:text-box>
            <text:p text:style-name="P2"><text:span text:style-name="T1">Měřící moduly</text:span></text:p>
          </draw:text-box>
        </draw:frame>
        <draw:frame draw:style-name="gr4" draw:layer="layout" svg:width="2.473cm" svg:height="1.577cm" svg:x="2.335cm" svg:y="6.707cm">
          <draw:text-box>
            <text:list text:style-name="L1">
              <text:list-item>
                <text:p text:style-name="P4"><text:s/>teplota, otáčky</text:p>
              </text:list-item>
            </text:list>
            <text:list text:style-name="L1">
              <text:list-item>
                <text:p text:style-name="P4"><text:s/>CPU, HDD</text:p>
              </text:list-item>
            </text:list>
            <text:list text:style-name="L1">
              <text:list-item>
                <text:p text:style-name="P4"><text:s/>mainboard</text:p>
              </text:list-item>
            </text:list>
            <text:list text:style-name="L1">
              <text:list-item>
                <text:p text:style-name="P4"><text:s/>...</text:p>
              </text:list-item>
            </text:list>
          </draw:text-box>
        </draw:frame>
        <draw:g>
          <draw:g>
            <draw:custom-shape draw:style-name="gr1" draw:text-style-name="P1" draw:layer="layout" svg:width="4.04cm" svg:height="3.115cm" svg:x="8.193cm" svg:y="1.534cm">
              <text:p text:style-name="P5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2" draw:text-style-name="P1" draw:layer="layout" svg:x1="8.193cm" svg:y1="2.251cm" svg:x2="12.233cm" svg:y2="2.251cm">
              <text:p text:style-name="P5"/>
            </draw:line>
            <draw:frame draw:style-name="gr5" draw:layer="layout" svg:width="3.499cm" svg:height="0.395cm" svg:x="8.387cm" svg:y="2.479cm">
              <draw:text-box>
                <text:p text:style-name="P5">Interakce s uživatelem</text:p>
              </draw:text-box>
            </draw:frame>
          </draw:g>
          <draw:frame draw:style-name="gr6" draw:text-style-name="P3" draw:layer="layout" svg:width="3.803cm" svg:height="0.395cm" svg:x="8.373cm" svg:y="1.661cm">
            <draw:text-box>
              <text:p text:style-name="P2"><text:span text:style-name="T1">Program Beline</text:span></text:p>
            </draw:text-box>
          </draw:frame>
        </draw:g>
        <draw:connector draw:style-name="gr7" draw:text-style-name="P1" draw:layer="layout" svg:x1="6.804cm" svg:y1="6.769cm" svg:x2="9.703cm" svg:y2="5.436cm" draw:start-shape="id1" draw:start-glue-point="0" draw:end-shape="id2" draw:end-glue-point="4">
          <text:p text:style-name="P5"/>
        </draw:connector>
        <draw:connector draw:style-name="gr7" draw:text-style-name="P6" draw:layer="layout" svg:x1="13.923cm" svg:y1="7.343cm" svg:x2="10.709cm" svg:y2="5.436cm" draw:start-shape="id3" draw:start-glue-point="0" draw:end-shape="id2" draw:end-glue-point="5">
          <text:p text:style-name="P5"/>
        </draw:connector>
        <draw:frame draw:style-name="gr8" draw:text-style-name="P7" draw:layer="layout" svg:width="1.869cm" svg:height="0.395cm" svg:x="11.187cm" svg:y="6.877cm">
          <draw:text-box>
            <text:p text:style-name="P5"><text:span text:style-name="T2">XML zpráva</text:span></text:p>
          </draw:text-box>
        </draw:frame>
        <draw:rect draw:style-name="gr9" draw:text-style-name="P1" draw:layer="layout" svg:width="16.997cm" svg:height="11.451cm" svg:x="2.031cm" svg:y="0.635cm">
          <text:p text:style-name="P5"/>
        </draw:rect>
        <draw:frame draw:style-name="gr8" draw:text-style-name="P8" draw:layer="layout" svg:width="1.369cm" svg:height="0.949cm" svg:x="16.89cm" svg:y="0.921cm">
          <draw:text-box>
            <text:p text:style-name="P5"><text:span text:style-name="T3">Lokální</text:span></text:p>
            <text:p text:style-name="P5"><text:span text:style-name="T3">počítač</text:span></text:p>
          </draw:text-box>
        </draw:frame>
        <draw:rect draw:style-name="gr9" draw:text-style-name="P1" draw:layer="layout" svg:width="8.338cm" svg:height="5.558cm" svg:x="2.118cm" svg:y="14.245cm">
          <text:p text:style-name="P5"/>
        </draw:rect>
        <draw:rect draw:style-name="gr9" draw:text-style-name="P1" draw:layer="layout" svg:width="8.285cm" svg:height="5.522cm" svg:x="10.777cm" svg:y="14.245cm">
          <text:p text:style-name="P5"/>
        </draw:rect>
        <draw:frame draw:style-name="gr8" draw:text-style-name="P8" draw:layer="layout" svg:width="1.937cm" svg:height="1.897cm" svg:x="2.278cm" svg:y="14.526cm">
          <draw:text-box>
            <text:p text:style-name="P5"><text:span text:style-name="T3">Vzdálený</text:span></text:p>
            <text:p text:style-name="P5"><text:span text:style-name="T3">počítač se</text:span></text:p>
            <text:p text:style-name="P5"><text:span text:style-name="T3">systémem</text:span></text:p>
            <text:p text:style-name="P5"><text:span text:style-name="T3">Beline</text:span></text:p>
          </draw:text-box>
        </draw:frame>
        <draw:frame draw:style-name="gr8" draw:text-style-name="P10" draw:layer="layout" svg:width="1.937cm" svg:height="1.897cm" svg:x="16.363cm" svg:y="14.527cm">
          <draw:text-box>
            <text:p text:style-name="P9"><text:span text:style-name="T3">Vzdálený</text:span></text:p>
            <text:p text:style-name="P9"><text:span text:style-name="T3">počítač se</text:span></text:p>
            <text:p text:style-name="P9"><text:span text:style-name="T3">systémem</text:span></text:p>
            <text:p text:style-name="P9"><text:span text:style-name="T3">Beline</text:span></text:p>
          </draw:text-box>
        </draw:frame>
        <draw:g draw:id="id4">
          <draw:g>
            <draw:custom-shape draw:style-name="gr10" draw:text-style-name="P1" draw:layer="layout" svg:width="3.252cm" svg:height="2.996cm" svg:x="6.171cm" svg:y="15.046cm">
              <text:p text:style-name="P5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11" draw:text-style-name="P1" draw:layer="layout" svg:x1="6.171cm" svg:y1="15.735cm" svg:x2="9.423cm" svg:y2="15.735cm">
              <text:p text:style-name="P5"/>
            </draw:line>
          </draw:g>
          <draw:frame draw:style-name="gr12" draw:text-style-name="P11" draw:layer="layout" svg:width="1.969cm" svg:height="0.439cm" svg:x="6.986cm" svg:y="15.171cm">
            <draw:text-box>
              <text:p text:style-name="P2"><text:span text:style-name="T4">Traveller</text:span></text:p>
            </draw:text-box>
          </draw:frame>
          <draw:frame draw:style-name="gr8" draw:text-style-name="P13" draw:layer="layout" svg:width="2.347cm" svg:height="1.971cm" svg:x="6.326cm" svg:y="15.86cm">
            <draw:text-box>
              <text:p text:style-name="P12"><text:span text:style-name="T5">modul pro</text:span></text:p>
              <text:p text:style-name="P12"><text:span text:style-name="T5">vzdálenou </text:span></text:p>
              <text:p text:style-name="P12"><text:span text:style-name="T5">komunikaci s </text:span></text:p>
              <text:p text:style-name="P12"><text:span text:style-name="T5">jinými </text:span></text:p>
              <text:p text:style-name="P12"><text:span text:style-name="T5">Beline systémy</text:span></text:p>
            </draw:text-box>
          </draw:frame>
        </draw:g>
        <draw:g draw:id="id5">
          <draw:g>
            <draw:custom-shape draw:style-name="gr10" draw:text-style-name="P1" draw:layer="layout" svg:width="3.287cm" svg:height="2.996cm" svg:x="11.935cm" svg:y="15.046cm">
              <text:p text:style-name="P5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11" draw:text-style-name="P1" draw:layer="layout" svg:x1="11.935cm" svg:y1="15.735cm" svg:x2="15.222cm" svg:y2="15.735cm">
              <text:p text:style-name="P5"/>
            </draw:line>
          </draw:g>
          <draw:frame draw:style-name="gr12" draw:text-style-name="P11" draw:layer="layout" svg:width="1.969cm" svg:height="0.439cm" svg:x="12.785cm" svg:y="15.171cm">
            <draw:text-box>
              <text:p text:style-name="P2"><text:span text:style-name="T4">Traveller</text:span></text:p>
            </draw:text-box>
          </draw:frame>
          <draw:frame draw:style-name="gr8" draw:text-style-name="P13" draw:layer="layout" svg:width="2.347cm" svg:height="1.971cm" svg:x="12.125cm" svg:y="15.86cm">
            <draw:text-box>
              <text:p text:style-name="P12"><text:span text:style-name="T5">modul pro</text:span></text:p>
              <text:p text:style-name="P12"><text:span text:style-name="T5">vzdálenou </text:span></text:p>
              <text:p text:style-name="P12"><text:span text:style-name="T5">komunikaci s </text:span></text:p>
              <text:p text:style-name="P12"><text:span text:style-name="T5">jinými </text:span></text:p>
              <text:p text:style-name="P12"><text:span text:style-name="T5">Beline systémy</text:span></text:p>
            </draw:text-box>
          </draw:frame>
        </draw:g>
        <draw:connector draw:style-name="gr13" draw:text-style-name="P1" draw:layer="layout" svg:x1="7.797cm" svg:y1="15.046cm" svg:x2="16.085cm" svg:y2="11.185cm" draw:start-shape="id4" draw:start-glue-point="0">
          <text:p text:style-name="P5"/>
        </draw:connector>
        <draw:connector draw:style-name="gr13" draw:text-style-name="P1" draw:layer="layout" svg:x1="13.578cm" svg:y1="15.046cm" svg:x2="16.055cm" svg:y2="11.455cm" draw:start-shape="id5" draw:start-glue-point="0">
          <text:p text:style-name="P5"/>
        </draw:connector>
        <draw:g>
          <draw:g>
            <draw:custom-shape draw:style-name="gr1" draw:text-style-name="P1" draw:layer="layout" svg:width="3.097cm" svg:height="2.995cm" svg:x="15.364cm" svg:y="5.188cm">
              <text:p text:style-name="P5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" draw:text-style-name="P1" draw:layer="layout" svg:width="3.099cm" svg:height="2.997cm" svg:x="15.032cm" svg:y="5.507cm">
              <text:p text:style-name="P5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1" draw:text-style-name="P1" draw:layer="layout" svg:width="3.097cm" svg:height="2.996cm" svg:x="14.704cm" svg:y="5.829cm">
              <text:p text:style-name="P5"/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line draw:style-name="gr2" draw:text-style-name="P1" draw:layer="layout" svg:x1="14.704cm" svg:y1="6.518cm" svg:x2="17.801cm" svg:y2="6.518cm">
              <text:p text:style-name="P5"/>
            </draw:line>
          </draw:g>
          <draw:frame draw:style-name="gr3" draw:text-style-name="P3" draw:layer="layout" svg:width="3.035cm" svg:height="0.439cm" svg:x="14.794cm" svg:y="5.954cm">
            <draw:text-box>
              <text:p text:style-name="P2"><text:span text:style-name="T1">Výkonné moduly</text:span></text:p>
            </draw:text-box>
          </draw:frame>
          <draw:frame draw:style-name="gr4" draw:layer="layout" svg:width="1.415cm" svg:height="1.183cm" svg:x="14.798cm" svg:y="6.628cm">
            <draw:text-box>
              <text:list text:style-name="L1">
                <text:list-item>
                  <text:p text:style-name="P4"><text:s/>hdparm</text:p>
                </text:list-item>
              </text:list>
              <text:list text:style-name="L1">
                <text:list-item>
                  <text:p text:style-name="P4"><text:s/>cdparm</text:p>
                </text:list-item>
              </text:list>
              <text:list text:style-name="L1">
                <text:list-item>
                  <text:p text:style-name="P4">...</text:p>
                </text:list-item>
              </text:list>
            </draw:text-box>
          </draw:frame>
        </draw:g>
        <draw:frame draw:style-name="gr14" draw:text-style-name="P2" draw:id="id2" draw:layer="layout" svg:width="2.867cm" svg:height="0.789cm" svg:x="8.788cm" svg:y="4.648cm">
          <draw:text-box>
            <text:p text:style-name="P2">Knihovna libbeline (master)</text:p>
          </draw:text-box>
          <draw:glue-point draw:id="4" svg:x="-1.81cm" svg:y="5cm"/>
          <draw:glue-point draw:id="5" svg:x="1.705cm" svg:y="5cm"/>
        </draw:frame>
        <draw:frame draw:style-name="gr14" draw:text-style-name="P2" draw:id="id1" draw:layer="layout" svg:width="2.867cm" svg:height="0.789cm" draw:transform="rotate (-1.57079632679579) translate (6.804cm 5.336cm)">
          <draw:text-box>
            <text:p text:style-name="P2">Knihovna libbeline (slave)</text:p>
          </draw:text-box>
        </draw:frame>
        <draw:frame draw:style-name="gr14" draw:text-style-name="P2" draw:id="id3" draw:layer="layout" svg:width="2.867cm" svg:height="0.789cm" draw:transform="rotate (1.5707963267946) translate (13.923cm 8.776cm)">
          <draw:text-box>
            <text:p text:style-name="P2">Knihovna libbeline (slave)</text:p>
          </draw:text-box>
        </draw:frame>
        <draw:frame draw:style-name="gr8" draw:text-style-name="P7" draw:layer="layout" svg:width="1.869cm" svg:height="0.395cm" svg:x="7.609cm" svg:y="6.368cm">
          <draw:text-box>
            <text:p text:style-name="P5"><text:span text:style-name="T2">XML zpráva</text:span></text:p>
          </draw:text-box>
        </draw:frame>
        <draw:g>
          <draw:g>
            <draw:g>
              <draw:custom-shape draw:style-name="gr1" draw:text-style-name="P1" draw:layer="layout" svg:width="3.097cm" svg:height="2.995cm" svg:x="9.362cm" svg:y="8.025cm">
                <text:p text:style-name="P5"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" draw:text-style-name="P1" draw:layer="layout" svg:width="3.099cm" svg:height="2.997cm" svg:x="9.03cm" svg:y="8.344cm">
                <text:p text:style-name="P5"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custom-shape draw:style-name="gr1" draw:text-style-name="P1" draw:layer="layout" svg:width="3.097cm" svg:height="2.996cm" svg:x="8.702cm" svg:y="8.666cm">
                <text:p text:style-name="P5"/>
  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  </draw:custom-shape>
              <draw:line draw:style-name="gr2" draw:text-style-name="P1" draw:layer="layout" svg:x1="8.702cm" svg:y1="9.355cm" svg:x2="11.799cm" svg:y2="9.355cm">
                <text:p text:style-name="P5"/>
              </draw:line>
            </draw:g>
            <draw:frame draw:style-name="gr3" draw:text-style-name="P3" draw:layer="layout" svg:width="2.824cm" svg:height="0.439cm" svg:x="8.882cm" svg:y="8.791cm">
              <draw:text-box>
                <text:p text:style-name="P2"><text:span text:style-name="T1">Benchmarky</text:span></text:p>
              </draw:text-box>
            </draw:frame>
            <draw:frame draw:style-name="gr4" draw:layer="layout" svg:width="1.546cm" svg:height="1.577cm" svg:x="8.796cm" svg:y="9.479cm">
              <draw:text-box>
                <text:list text:style-name="L1">
                  <text:list-item>
                    <text:p text:style-name="P4"><text:s/>cpu int</text:p>
                  </text:list-item>
                </text:list>
                <text:list text:style-name="L1">
                  <text:list-item>
                    <text:p text:style-name="P4"><text:s/>cpu float</text:p>
                  </text:list-item>
                </text:list>
                <text:list text:style-name="L1">
                  <text:list-item>
                    <text:p text:style-name="P4"><text:s/>disk</text:p>
                  </text:list-item>
                </text:list>
                <text:list text:style-name="L1">
                  <text:list-item>
                    <text:p text:style-name="P4">...</text:p>
                  </text:list-item>
                </text:list>
              </draw:text-box>
            </draw:frame>
          </draw:g>
          <draw:frame draw:style-name="gr15" draw:text-style-name="P1" draw:id="id6" draw:layer="layout" svg:width="2.867cm" svg:height="0.789cm" svg:x="8.799cm" svg:y="7.847cm">
            <draw:text-box>
              <text:p text:style-name="P2">Knihovna libbeline (slave)</text:p>
            </draw:text-box>
            <draw:glue-point draw:id="4" svg:x="-1.81cm" svg:y="5cm"/>
            <draw:glue-point draw:id="5" svg:x="1.705cm" svg:y="5cm"/>
          </draw:frame>
        </draw:g>
        <draw:connector draw:style-name="gr7" draw:text-style-name="P1" draw:layer="layout" svg:x1="10.232cm" svg:y1="7.847cm" svg:x2="10.221cm" svg:y2="5.437cm" draw:start-shape="id6" draw:start-glue-point="0" draw:end-shape="id2" draw:end-glue-point="2">
          <text:p text:style-name="P5"/>
        </draw:connector>
      </draw:page>
      <draw:page draw:name="struktura master" draw:style-name="dp1" draw:master-page-name="Výchozí">
        <draw:custom-shape draw:style-name="gr16" draw:text-style-name="P2" draw:id="id11" draw:layer="layout" svg:width="4.039cm" svg:height="0.922cm" svg:x="2.58cm" svg:y="8.047cm">
          <draw:glue-point draw:id="4" svg:x="-1.141cm" svg:y="-4.522cm"/>
          <draw:glue-point draw:id="5" svg:x="1.926cm" svg:y="-5cm"/>
          <draw:glue-point draw:id="6" svg:x="4.998cm" svg:y="-2.147cm"/>
          <draw:glue-point draw:id="7" svg:x="4.998cm" svg:y="2.472cm"/>
          <draw:glue-point draw:id="8" svg:x="-1.203cm" svg:y="5cm"/>
          <text:p text:style-name="P2"><text:span text:style-name="T6">&lt;&lt;factory, singleton&gt;&gt;</text:span></text:p>
          <text:p text:style-name="P2"><text:span text:style-name="T1">Configuration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0.169cm" svg:y1="5.701cm" svg:x2="10.174cm" svg:y2="3.717cm" draw:start-shape="id7" draw:start-glue-point="0">
          <text:p text:style-name="P5"/>
        </draw:connector>
        <draw:connector draw:style-name="gr18" draw:text-style-name="P1" draw:layer="layout" svg:x1="15.119cm" svg:y1="7.727cm" svg:x2="11.868cm" svg:y2="8.673cm" draw:start-shape="id8" draw:start-glue-point="5" draw:end-shape="id9" draw:end-glue-point="1">
          <text:p text:style-name="P5"/>
        </draw:connector>
        <draw:g>
          <draw:custom-shape draw:style-name="gr19" draw:text-style-name="P1" draw:id="id8" draw:layer="layout" svg:width="1.386cm" svg:height="1.166cm" svg:x="15.119cm" svg:y="7.145cm">
            <text:p text:style-name="P5"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5" draw:layer="layout" svg:width="2.936cm" svg:height="0.395cm" svg:x="14.591cm" svg:y="6.67cm">
            <draw:text-box>
              <text:p text:style-name="P5">Registrace modulu</text:p>
            </draw:text-box>
          </draw:frame>
        </draw:g>
        <draw:rect draw:style-name="gr11" draw:text-style-name="P1" draw:layer="layout" svg:width="11.382cm" svg:height="5.498cm" svg:x="2.43cm" svg:y="5.508cm">
          <text:p text:style-name="P5"/>
        </draw:rect>
        <draw:frame draw:style-name="gr5" draw:layer="layout" svg:width="4.79cm" svg:height="0.395cm" svg:x="10.749cm" svg:y="12.307cm">
          <draw:text-box>
            <text:p text:style-name="P2">Zpracování požadavků a zpráv</text:p>
          </draw:text-box>
        </draw:frame>
        <draw:custom-shape draw:style-name="gr16" draw:text-style-name="P1" draw:id="id7" draw:layer="layout" svg:width="5.869cm" svg:height="0.922cm" svg:x="7.235cm" svg:y="5.701cm">
          <draw:glue-point draw:id="4" svg:x="-1.364cm" svg:y="4.913cm"/>
          <draw:glue-point draw:id="5" svg:x="1.625cm" svg:y="4.913cm"/>
          <text:p text:style-name="P2"><text:span text:style-name="T6">&lt;&lt;factory, singleton&gt;&gt;</text:span></text:p>
          <text:p text:style-name="P2"><text:span text:style-name="T1">BUS manager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9.369cm" svg:y1="6.614cm" svg:x2="9.369cm" svg:y2="8.262cm" draw:start-shape="id7" draw:start-glue-point="4" draw:end-shape="id9" draw:end-glue-point="8">
          <text:p text:style-name="P5"/>
        </draw:connector>
        <draw:rect draw:style-name="gr20" draw:text-style-name="P3" draw:id="id9" draw:layer="layout" svg:width="3.795cm" svg:height="0.823cm" svg:x="8.073cm" svg:y="8.262cm">
          <draw:glue-point draw:id="4" svg:x="2.967cm" svg:y="-4.807cm"/>
          <draw:glue-point draw:id="5" svg:x="-1.429cm" svg:y="4.968cm"/>
          <draw:glue-point draw:id="6" svg:x="-5cm" svg:y="-2.321cm"/>
          <draw:glue-point draw:id="7" svg:x="-5cm" svg:y="2.33cm"/>
          <draw:glue-point draw:id="8" svg:x="-1.586cm" svg:y="-5.192cm"/>
          <draw:glue-point draw:id="9" svg:x="2.967cm" svg:y="5.206cm"/>
          <text:p text:style-name="P2"><text:span text:style-name="T6">&lt;&lt;factory, singleton&gt;&gt;</text:span></text:p>
          <text:p text:style-name="P2"><text:span text:style-name="T1">Module manager</text:span></text:p>
        </draw:rect>
        <draw:rect draw:style-name="gr20" draw:text-style-name="P3" draw:id="id10" draw:layer="layout" svg:width="4.577cm" svg:height="0.788cm" svg:x="7.663cm" svg:y="10.085cm">
          <draw:glue-point draw:id="4" svg:x="-2.438cm" svg:y="5cm"/>
          <draw:glue-point draw:id="5" svg:x="-1.172cm" svg:y="5cm"/>
          <draw:glue-point draw:id="6" svg:x="2.501cm" svg:y="-4.162cm"/>
          <draw:glue-point draw:id="7" svg:x="4.112cm" svg:y="-4.72cm"/>
          <draw:glue-point draw:id="8" svg:x="-1.155cm" svg:y="-4.505cm"/>
          <draw:glue-point draw:id="9" svg:x="-4.985cm" svg:y="-2.614cm"/>
          <text:p text:style-name="P2"><text:span text:style-name="T6">&lt;&lt;observer, singleton&gt;&gt;</text:span></text:p>
          <text:p text:style-name="P2"><text:span text:style-name="T1">Master service manager</text:span></text:p>
        </draw:rect>
        <draw:connector draw:style-name="gr18" draw:text-style-name="P1" draw:layer="layout" draw:type="lines" svg:x1="7.663cm" svg:y1="10.479cm" svg:x2="4.114cm" svg:y2="8.969cm" draw:start-shape="id10" draw:start-glue-point="3" draw:end-shape="id11" draw:end-glue-point="8">
          <text:p text:style-name="P5"/>
        </draw:connector>
        <draw:connector draw:style-name="gr18" draw:text-style-name="P1" draw:layer="layout" draw:type="lines" svg:x1="4.599cm" svg:y1="8.969cm" svg:x2="7.67cm" svg:y2="10.274cm" draw:start-shape="id11" draw:start-glue-point="2" draw:end-shape="id10" draw:end-glue-point="9">
          <text:p text:style-name="P5"/>
        </draw:connector>
        <draw:connector draw:style-name="gr18" draw:text-style-name="P1" draw:layer="layout" draw:type="lines" svg:x1="9.428cm" svg:y1="9.081cm" svg:x2="9.423cm" svg:y2="10.125cm" draw:start-shape="id9" draw:start-glue-point="5" draw:end-shape="id10" draw:end-glue-point="8">
          <text:p text:style-name="P5"/>
        </draw:connector>
        <draw:connector draw:style-name="gr18" draw:text-style-name="P1" draw:layer="layout" draw:type="lines" svg:x1="11.095cm" svg:y1="10.152cm" svg:x2="11.095cm" svg:y2="9.085cm" draw:start-shape="id10" draw:start-glue-point="6" draw:end-shape="id9" draw:end-glue-point="9">
          <text:p text:style-name="P5"/>
        </draw:connector>
        <draw:g>
          <draw:g>
            <draw:ellipse draw:style-name="gr21" draw:text-style-name="P1" draw:layer="layout" svg:width="1.155cm" svg:height="0.274cm" svg:x="8.836cm" svg:y="7.021cm">
              <text:p text:style-name="P5"/>
            </draw:ellipse>
            <draw:rect draw:style-name="gr22" draw:text-style-name="P1" draw:layer="layout" svg:width="1.177cm" svg:height="0.549cm" svg:x="8.813cm" svg:y="6.626cm">
              <text:p text:style-name="P5"/>
            </draw:rect>
            <draw:ellipse draw:style-name="gr22" draw:text-style-name="P1" draw:layer="layout" svg:width="1.156cm" svg:height="0.274cm" svg:x="8.835cm" svg:y="6.498cm">
              <text:p text:style-name="P5"/>
            </draw:ellipse>
            <draw:ellipse draw:style-name="gr23" draw:text-style-name="P1" draw:layer="layout" svg:width="1.125cm" svg:height="0.274cm" svg:x="8.842cm" svg:y="7.003cm">
              <text:p text:style-name="P5"/>
            </draw:ellipse>
          </draw:g>
          <draw:frame draw:style-name="gr5" draw:layer="layout" svg:width="0.806cm" svg:height="0.395cm" svg:x="9.029cm" svg:y="6.905cm">
            <draw:text-box>
              <text:p text:style-name="P5">FIFO</text:p>
            </draw:text-box>
          </draw:frame>
        </draw:g>
        <draw:frame draw:style-name="gr5" draw:layer="layout" svg:width="16.267cm" svg:height="1.971cm" svg:x="3.021cm" svg:y="16.297cm">
          <draw:text-box>
            <text:p text:style-name="P5"><text:span text:style-name="T1">Master service manager</text:span>:srdcem celé knihovny, přes standardní objektovou komunikaci je s ním spojen</text:p>
            <text:p text:style-name="P5">Control manager, Message manager, Module manager a Configuration manager</text:p>
            <text:p text:style-name="P5">udržuje informace o stavu transakce (běžící, spící...), provádí akce přicházející z control manageru,</text:p>
            <text:p text:style-name="P5">zasílá odpovědi a zprávy o stavu do message manageru, exportuje háčky, přes které se připojují moduly</text:p>
            <text:p text:style-name="P5">k této knihovně (přes delegáty v C#, nebo ukazatele na fci v C++) </text:p>
          </draw:text-box>
        </draw:frame>
        <draw:custom-shape draw:style-name="gr24" draw:text-style-name="P1" draw:layer="layout" svg:width="3.436cm" svg:height="1.644cm" draw:transform="rotate (-1.57079632679579) translate (11.038cm 10.927cm)">
          <text:p text:style-name="P2">API CENTRÁLNÍ</text:p>
          <text:p text:style-name="P2">APLIKAC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16.528cm" svg:height="0.789cm" svg:x="3.022cm" svg:y="18.489cm">
          <draw:text-box>
            <text:p text:style-name="P14"><text:span text:style-name="T7">Module manager</text:span><text:span text:style-name="T8">: objekt, který udržuje informace o všech známých připojených modulech(udržuje jméno,</text:span></text:p>
            <text:p text:style-name="P14"><text:span text:style-name="T8"><text:s/></text:span><text:span text:style-name="T8">stav...)</text:span></text:p>
          </draw:text-box>
        </draw:frame>
        <draw:frame draw:style-name="gr5" draw:layer="layout" svg:width="16.838cm" svg:height="1.183cm" svg:x="3.022cm" svg:y="19.293cm">
          <draw:text-box>
            <text:p text:style-name="P5"><text:span text:style-name="T1">Configuration manager</text:span>: udržuje globální konfiguraci pro mastera (každý modul si udržuje svou konfiguraci </text:p>
            <text:p text:style-name="P5">u sebe); po spuštění načte z požadovaných umístění konfiguraci, během svého života na</text:p>
            <text:p text:style-name="P5">požádání poskytuje a upravuje a na konci ji opět na požádání uloží</text:p>
          </draw:text-box>
        </draw:frame>
        <draw:frame draw:style-name="gr5" draw:layer="layout" svg:width="15.919cm" svg:height="1.183cm" svg:x="3.022cm" svg:y="20.494cm">
          <draw:text-box>
            <text:p text:style-name="P5"><text:span text:style-name="T1">Control manager</text:span>: načítá z fronty zpráv jednotlivé zprávy, dekoduje je z XML komunikačních zpráv na </text:p>
            <text:p text:style-name="P5">meziobjektovou komunikaci a pomocí ní informuje Transaction manager o požadavcích serveru (volá</text:p>
            <text:p text:style-name="P5">odpovídající objektové funce)</text:p>
          </draw:text-box>
        </draw:frame>
        <draw:frame draw:style-name="gr5" draw:layer="layout" svg:width="16.74cm" svg:height="0.789cm" svg:x="3.023cm" svg:y="21.892cm">
          <draw:text-box>
            <text:p text:style-name="P5"><text:span text:style-name="T1">Message manager</text:span>: přijme příkaz přes std. objektové rozhranní od Transaction managera, vytvoří podle něj</text:p>
            <text:p text:style-name="P5">XML zprávu a tu vloží do fronty a pomcí signálu informuje BUS managera, že má zprávu odeslat</text:p>
          </draw:text-box>
        </draw:frame>
        <draw:frame draw:style-name="gr5" draw:layer="layout" svg:width="17.355cm" svg:height="1.183cm" svg:x="3.023cm" svg:y="22.896cm">
          <draw:text-box>
            <text:p text:style-name="P5"><text:span text:style-name="T1">BUS manager</text:span>: obecně nějaká transformační vrstva, která přijme zprávu k odeslání, zabalí ji do zprávy (D-BUS,</text:p>
            <text:p text:style-name="P5">CORBA, TCP/IP SOCKET apod.) a fyzicky ji odešle do správného kanálu (například na straně serveru si bude</text:p>
            <text:p text:style-name="P5">muset udržovat více spojení, ke každému běžícímu modulu jedno a nezávisle s nimi komunikovat)</text:p>
          </draw:text-box>
        </draw:frame>
        <draw:rect draw:style-name="gr20" draw:text-style-name="P3" draw:layer="layout" svg:width="3.886cm" svg:height="0.99cm" svg:x="2.584cm" svg:y="5.603cm">
          <text:p text:style-name="P2"><text:span text:style-name="T6">&lt;&lt;singleton&gt;&gt;</text:span></text:p>
          <text:p text:style-name="P2"><text:span text:style-name="T1">LibBeline</text:span></text:p>
        </draw:rect>
        <draw:connector draw:style-name="gr18" draw:text-style-name="P1" draw:layer="layout" draw:type="lines" svg:x1="8.073cm" svg:y1="8.482cm" svg:x2="6.617cm" svg:y2="8.311cm" draw:start-shape="id9" draw:start-glue-point="6" draw:end-shape="id11" draw:end-glue-point="6">
          <text:p text:style-name="P5"/>
        </draw:connector>
        <draw:connector draw:style-name="gr18" draw:text-style-name="P1" draw:layer="layout" draw:type="lines" svg:x1="6.617cm" svg:y1="8.735cm" svg:x2="8.073cm" svg:y2="8.864cm" draw:start-shape="id11" draw:start-glue-point="7" draw:end-shape="id9" draw:end-glue-point="7">
          <text:p text:style-name="P5"/>
        </draw:connector>
        <draw:rect draw:style-name="gr25" draw:text-style-name="P15" draw:layer="layout" svg:width="3.285cm" svg:height="0.788cm" svg:x="2.572cm" svg:y="6.804cm">
          <draw:glue-point draw:id="4" svg:x="1.727cm" svg:y="5cm"/>
          <draw:glue-point draw:id="5" svg:x="2.888cm" svg:y="5cm"/>
          <text:p text:style-name="P2"><text:span text:style-name="T6">&lt;&lt;factory&gt;&gt;</text:span></text:p>
          <text:p text:style-name="P2"><text:span text:style-name="T1">Log Manager</text:span></text:p>
        </draw:rect>
        <draw:custom-shape draw:style-name="gr24" draw:text-style-name="P1" draw:layer="layout" svg:width="4.119cm" svg:height="1.306cm" draw:transform="rotate (-1.57079632679579) translate (10.822cm 1.569cm)">
          <text:p text:style-name="P2">FIFO/D-BUS/CORBA...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id="id12">
          <draw:g>
            <draw:ellipse draw:style-name="gr21" draw:text-style-name="P1" draw:layer="layout" svg:width="1.155cm" svg:height="0.274cm" svg:x="10.536cm" svg:y="7.021cm">
              <text:p text:style-name="P5"/>
            </draw:ellipse>
            <draw:rect draw:style-name="gr22" draw:text-style-name="P1" draw:layer="layout" svg:width="1.177cm" svg:height="0.549cm" svg:x="10.513cm" svg:y="6.626cm">
              <text:p text:style-name="P5"/>
            </draw:rect>
            <draw:ellipse draw:style-name="gr22" draw:text-style-name="P1" draw:layer="layout" svg:width="1.156cm" svg:height="0.274cm" svg:x="10.535cm" svg:y="6.498cm">
              <text:p text:style-name="P5"/>
            </draw:ellipse>
            <draw:ellipse draw:style-name="gr23" draw:text-style-name="P1" draw:layer="layout" svg:width="1.125cm" svg:height="0.274cm" svg:x="10.542cm" svg:y="7.003cm">
              <text:p text:style-name="P5"/>
            </draw:ellipse>
          </draw:g>
          <draw:frame draw:style-name="gr5" draw:layer="layout" svg:width="0.806cm" svg:height="0.395cm" svg:x="10.729cm" svg:y="6.905cm">
            <draw:text-box>
              <text:p text:style-name="P5">FIFO</text:p>
            </draw:text-box>
          </draw:frame>
        </draw:g>
        <draw:connector draw:style-name="gr26" draw:text-style-name="P1" draw:layer="layout" draw:type="lines" svg:x1="11.095cm" svg:y1="8.278cm" svg:x2="11.102cm" svg:y2="7.3cm" draw:start-shape="id9" draw:start-glue-point="4" draw:end-shape="id12" draw:end-glue-point="2">
          <text:p text:style-name="P5"/>
        </draw:connector>
        <draw:frame draw:style-name="gr27" draw:text-style-name="P5" draw:layer="layout" svg:width="2.079cm" svg:height="0.395cm" svg:x="10.656cm" svg:y="3.326cm">
          <draw:text-box>
            <text:p text:style-name="P5">XML zprávy</text:p>
          </draw:text-box>
        </draw:frame>
        <draw:frame draw:style-name="gr28" draw:layer="layout" svg:width="2.834cm" svg:height="0.395cm" svg:x="2.781cm" svg:y="10.386cm">
          <draw:text-box>
            <text:p text:style-name="P5">Knihovna <text:span text:style-name="T9">libbeline</text:span></text:p>
          </draw:text-box>
        </draw:frame>
      </draw:page>
      <draw:page draw:name="struktura slave" draw:style-name="dp1" draw:master-page-name="Výchozí">
        <draw:frame draw:style-name="gr5" draw:layer="layout" svg:width="16.292cm" svg:height="2.365cm" svg:x="3.02cm" svg:y="16.1cm">
          <draw:text-box>
            <text:p text:style-name="P5"><text:span text:style-name="T1">Slave service manager</text:span>:srdcem celé knihovny, přes standardní objektovou komunikaci je s ním spojen</text:p>
            <text:p text:style-name="P5">Control manager, Message manager a Configuration manager</text:p>
            <text:p text:style-name="P5">udržuje informace o stavu transakce tohoto modulu(běžící, spící...), provádí akce přicházející z control</text:p>
            <text:p text:style-name="P5">manageru, zasílá odpovědi a zprávy o stavu do message manageru, načítá a na požádání ukládá novou </text:p>
            <text:p text:style-name="P5">konfiguraci, exportuje háčky (služby), přes které se připojují moduly k této knihovně </text:p>
            <text:p text:style-name="P5">(přes delegáty v C#, nebo ukazatele na fci v C++) </text:p>
          </draw:text-box>
        </draw:frame>
        <draw:frame draw:style-name="gr5" draw:layer="layout" svg:width="16.758cm" svg:height="0.789cm" svg:x="3.021cm" svg:y="18.59cm">
          <draw:text-box>
            <text:p text:style-name="P5"><text:span text:style-name="T1">Configuration manager</text:span>: po spuštění načte z požadovaných umístění konfiguraci, během svého života ji na</text:p>
            <text:p text:style-name="P5">požádání poskytuje a upravuje a na konci ji opět na požádání uloží</text:p>
          </draw:text-box>
        </draw:frame>
        <draw:frame draw:style-name="gr5" draw:layer="layout" svg:width="15.919cm" svg:height="1.183cm" svg:x="3.021cm" svg:y="19.494cm">
          <draw:text-box>
            <text:p text:style-name="P5"><text:span text:style-name="T1">Control manager</text:span>: načítá z fronty zpráv jednotlivé zprávy, dekoduje je z XML komunikačních zpráv na </text:p>
            <text:p text:style-name="P5">meziobjektovou komunikaci a pomocí ní informuje Transaction manager o požadavcích serveru (volá</text:p>
            <text:p text:style-name="P5">odpovídající objektové funce)</text:p>
          </draw:text-box>
        </draw:frame>
        <draw:frame draw:style-name="gr5" draw:layer="layout" svg:width="16.74cm" svg:height="0.789cm" svg:x="3.022cm" svg:y="20.792cm">
          <draw:text-box>
            <text:p text:style-name="P5"><text:span text:style-name="T1">Message manager</text:span>: přijme příkaz přes std. objektové rozhranní od Transaction managera, vytvoří podle něj</text:p>
            <text:p text:style-name="P5">XML zprávu a tu vloží do fronty a pomcí signálu informuje BUS managera, že má zprávu odeslat</text:p>
          </draw:text-box>
        </draw:frame>
        <draw:frame draw:style-name="gr5" draw:layer="layout" svg:width="17.355cm" svg:height="1.183cm" svg:x="3.022cm" svg:y="21.696cm">
          <draw:text-box>
            <text:p text:style-name="P5"><text:span text:style-name="T1">BUS manager</text:span>: obecně nějaká transformační vrstva, která přijme zprávu k odeslání, zabalí ji do zprávy (D-BUS,</text:p>
            <text:p text:style-name="P5">CORBA, TCP/IP SOCKET apod.) a fyzicky ji odešle do správného kanálu (například na straně serveru si bude</text:p>
            <text:p text:style-name="P5">muset udržovat více spojení, ke každému běžícímu modulu jedno a nezávisle s nimi komunikovat)</text:p>
          </draw:text-box>
        </draw:frame>
        <draw:frame draw:style-name="gr5" draw:layer="layout" svg:width="16.889cm" svg:height="0.789cm" svg:x="3.023cm" svg:y="22.994cm">
          <draw:text-box>
            <text:p text:style-name="P5"><text:span text:style-name="T1">Beline</text:span>: statický objekt (spouští se jako první), která slouží k inicializaci knihovny; inicializuje z množiny všech</text:p>
            <text:p text:style-name="P5">tříd mastera, nebo slejva (podle parametru), na konci se postará o bezpečné uklizení všecho</text:p>
          </draw:text-box>
        </draw:frame>
        <draw:custom-shape draw:style-name="gr16" draw:text-style-name="P2" draw:id="id15" draw:layer="layout" svg:width="4.039cm" svg:height="0.922cm" svg:x="2.581cm" svg:y="8.048cm">
          <draw:glue-point draw:id="4" svg:x="-1.141cm" svg:y="-4.522cm"/>
          <draw:glue-point draw:id="5" svg:x="1.926cm" svg:y="-5cm"/>
          <draw:glue-point draw:id="6" svg:x="4.998cm" svg:y="-2.147cm"/>
          <draw:glue-point draw:id="7" svg:x="4.998cm" svg:y="2.472cm"/>
          <draw:glue-point draw:id="8" svg:x="-1.203cm" svg:y="5cm"/>
          <text:p text:style-name="P2"><text:span text:style-name="T1">Konfigurace modu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10.17cm" svg:y1="5.702cm" svg:x2="10.175cm" svg:y2="3.718cm" draw:start-shape="id13" draw:start-glue-point="0">
          <text:p text:style-name="P5"/>
        </draw:connector>
        <draw:rect draw:style-name="gr11" draw:text-style-name="P1" draw:layer="layout" svg:width="11.382cm" svg:height="4.345cm" svg:x="2.431cm" svg:y="5.509cm">
          <text:p text:style-name="P5"/>
        </draw:rect>
        <draw:frame draw:style-name="gr5" draw:layer="layout" svg:width="4.79cm" svg:height="0.395cm" svg:x="4.805cm" svg:y="10.542cm">
          <draw:text-box>
            <text:p text:style-name="P2">Zpracování požadavků a zpráv</text:p>
          </draw:text-box>
        </draw:frame>
        <draw:custom-shape draw:style-name="gr16" draw:text-style-name="P1" draw:id="id13" draw:layer="layout" svg:width="5.869cm" svg:height="0.922cm" svg:x="7.236cm" svg:y="5.702cm">
          <draw:glue-point draw:id="4" svg:x="-1.364cm" svg:y="4.913cm"/>
          <draw:glue-point draw:id="5" svg:x="1.625cm" svg:y="4.913cm"/>
          <text:p text:style-name="P2"><text:span text:style-name="T6">&lt;&lt;factory, singleton&gt;&gt;</text:span></text:p>
          <text:p text:style-name="P2"><text:span text:style-name="T1">BUS manager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9.37cm" svg:y1="6.615cm" svg:x2="9.369cm" svg:y2="7.992cm" draw:start-shape="id13" draw:start-glue-point="4" draw:end-shape="id14" draw:end-glue-point="8">
          <text:p text:style-name="P5"/>
        </draw:connector>
        <draw:rect draw:style-name="gr20" draw:text-style-name="P3" draw:id="id14" draw:layer="layout" svg:width="4.129cm" svg:height="1.107cm" svg:x="8.074cm" svg:y="7.979cm">
          <draw:glue-point draw:id="4" svg:x="2.385cm" svg:y="-4.887cm"/>
          <draw:glue-point draw:id="5" svg:x="-1.429cm" svg:y="4.968cm"/>
          <draw:glue-point draw:id="6" svg:x="-5cm" svg:y="-2.321cm"/>
          <draw:glue-point draw:id="7" svg:x="-5cm" svg:y="2.33cm"/>
          <draw:glue-point draw:id="8" svg:x="-1.864cm" svg:y="-4.887cm"/>
          <text:p text:style-name="P2"><text:span text:style-name="T6">&lt;&lt;factory, singleton&gt;&gt;</text:span></text:p>
          <text:p text:style-name="P2"><text:span text:style-name="T1">Slave service manager</text:span></text:p>
        </draw:rect>
        <draw:g>
          <draw:g>
            <draw:ellipse draw:style-name="gr21" draw:text-style-name="P1" draw:layer="layout" svg:width="1.155cm" svg:height="0.274cm" svg:x="8.837cm" svg:y="7.022cm">
              <text:p text:style-name="P5"/>
            </draw:ellipse>
            <draw:rect draw:style-name="gr22" draw:text-style-name="P1" draw:layer="layout" svg:width="1.177cm" svg:height="0.549cm" svg:x="8.814cm" svg:y="6.627cm">
              <text:p text:style-name="P5"/>
            </draw:rect>
            <draw:ellipse draw:style-name="gr22" draw:text-style-name="P1" draw:layer="layout" svg:width="1.156cm" svg:height="0.274cm" svg:x="8.836cm" svg:y="6.499cm">
              <text:p text:style-name="P5"/>
            </draw:ellipse>
            <draw:ellipse draw:style-name="gr23" draw:text-style-name="P1" draw:layer="layout" svg:width="1.125cm" svg:height="0.274cm" svg:x="8.843cm" svg:y="7.004cm">
              <text:p text:style-name="P5"/>
            </draw:ellipse>
          </draw:g>
          <draw:frame draw:style-name="gr5" draw:layer="layout" svg:width="0.806cm" svg:height="0.395cm" svg:x="9.03cm" svg:y="6.906cm">
            <draw:text-box>
              <text:p text:style-name="P5">FIFO</text:p>
            </draw:text-box>
          </draw:frame>
        </draw:g>
        <draw:custom-shape draw:style-name="gr24" draw:text-style-name="P1" draw:layer="layout" svg:width="2.847cm" svg:height="1.306cm" draw:transform="rotate (-1.57079632679579) translate (10.825cm 9.119cm)">
          <text:p text:style-name="P2">API MODULŮ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0" draw:text-style-name="P3" draw:layer="layout" svg:width="3.886cm" svg:height="0.99cm" svg:x="2.585cm" svg:y="5.604cm">
          <text:p text:style-name="P2"><text:span text:style-name="T6">&lt;&lt;singleton&gt;&gt;</text:span></text:p>
          <text:p text:style-name="P2"><text:span text:style-name="T1">LibBeline</text:span></text:p>
        </draw:rect>
        <draw:connector draw:style-name="gr18" draw:text-style-name="P1" draw:layer="layout" draw:type="lines" svg:x1="8.074cm" svg:y1="8.276cm" svg:x2="6.618cm" svg:y2="8.312cm" draw:start-shape="id14" draw:start-glue-point="6" draw:end-shape="id15" draw:end-glue-point="6">
          <text:p text:style-name="P5"/>
        </draw:connector>
        <draw:connector draw:style-name="gr18" draw:text-style-name="P1" draw:layer="layout" draw:type="lines" svg:x1="6.618cm" svg:y1="8.736cm" svg:x2="8.074cm" svg:y2="8.789cm" draw:start-shape="id15" draw:start-glue-point="7" draw:end-shape="id14" draw:end-glue-point="7">
          <text:p text:style-name="P5"/>
        </draw:connector>
        <draw:rect draw:style-name="gr25" draw:text-style-name="P15" draw:layer="layout" svg:width="3.285cm" svg:height="0.788cm" svg:x="2.573cm" svg:y="6.805cm">
          <draw:glue-point draw:id="4" svg:x="1.727cm" svg:y="5cm"/>
          <draw:glue-point draw:id="5" svg:x="2.888cm" svg:y="5cm"/>
          <text:p text:style-name="P2"><text:span text:style-name="T6">&lt;&lt;factory&gt;&gt;</text:span></text:p>
          <text:p text:style-name="P2"><text:span text:style-name="T1">Log Manager</text:span></text:p>
        </draw:rect>
        <draw:custom-shape draw:style-name="gr24" draw:text-style-name="P1" draw:layer="layout" svg:width="4.119cm" svg:height="1.306cm" draw:transform="rotate (-1.57079632679579) translate (10.823cm 1.57cm)">
          <text:p text:style-name="P2">FIFO/D-BUS/CORBA...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 draw:id="id16">
          <draw:g>
            <draw:ellipse draw:style-name="gr21" draw:text-style-name="P1" draw:layer="layout" svg:width="1.155cm" svg:height="0.274cm" svg:x="10.537cm" svg:y="7.022cm">
              <text:p text:style-name="P5"/>
            </draw:ellipse>
            <draw:rect draw:style-name="gr22" draw:text-style-name="P1" draw:layer="layout" svg:width="1.177cm" svg:height="0.549cm" svg:x="10.514cm" svg:y="6.627cm">
              <text:p text:style-name="P5"/>
            </draw:rect>
            <draw:ellipse draw:style-name="gr22" draw:text-style-name="P1" draw:layer="layout" svg:width="1.156cm" svg:height="0.274cm" svg:x="10.536cm" svg:y="6.499cm">
              <text:p text:style-name="P5"/>
            </draw:ellipse>
            <draw:ellipse draw:style-name="gr23" draw:text-style-name="P1" draw:layer="layout" svg:width="1.125cm" svg:height="0.274cm" svg:x="10.543cm" svg:y="7.004cm">
              <text:p text:style-name="P5"/>
            </draw:ellipse>
          </draw:g>
          <draw:frame draw:style-name="gr5" draw:layer="layout" svg:width="0.806cm" svg:height="0.395cm" svg:x="10.73cm" svg:y="6.906cm">
            <draw:text-box>
              <text:p text:style-name="P5">FIFO</text:p>
            </draw:text-box>
          </draw:frame>
        </draw:g>
        <draw:connector draw:style-name="gr26" draw:text-style-name="P1" draw:layer="layout" draw:type="lines" svg:x1="11.122cm" svg:y1="7.992cm" svg:x2="11.103cm" svg:y2="7.301cm" draw:start-shape="id14" draw:start-glue-point="4" draw:end-shape="id16" draw:end-glue-point="2">
          <text:p text:style-name="P5"/>
        </draw:connector>
        <draw:frame draw:style-name="gr27" draw:text-style-name="P5" draw:layer="layout" svg:width="2.079cm" svg:height="0.395cm" svg:x="10.657cm" svg:y="3.327cm">
          <draw:text-box>
            <text:p text:style-name="P5">XML zprávy</text:p>
          </draw:text-box>
        </draw:frame>
        <draw:frame draw:style-name="gr28" draw:layer="layout" svg:width="2.834cm" svg:height="0.395cm" svg:x="2.62cm" svg:y="9.388cm">
          <draw:text-box>
            <text:p text:style-name="P5">Knihovna <text:span text:style-name="T9">libbeline</text:span></text:p>
          </draw:text-box>
        </draw:frame>
      </draw:page>
      <draw:page draw:name="Bus manager" draw:style-name="dp1" draw:master-page-name="Výchozí">
        <draw:rect draw:style-name="gr20" draw:text-style-name="P1" draw:id="id18" draw:layer="layout" svg:width="3.327cm" svg:height="1.701cm" svg:x="2.794cm" svg:y="3.684cm">
          <text:p text:style-name="P2">BBusManager</text:p>
        </draw:rect>
        <draw:rect draw:style-name="gr20" draw:text-style-name="P1" draw:id="id17" draw:layer="layout" svg:width="3.327cm" svg:height="1.701cm" svg:x="0.895cm" svg:y="6.785cm">
          <text:p text:style-name="P2">BFifoManager</text:p>
        </draw:rect>
        <draw:rect draw:style-name="gr20" draw:text-style-name="P1" draw:id="id19" draw:layer="layout" svg:width="3.327cm" svg:height="1.701cm" svg:x="4.795cm" svg:y="6.785cm">
          <text:p text:style-name="P2">BDBusManager</text:p>
        </draw:rect>
        <draw:connector draw:style-name="gr18" draw:text-style-name="P1" draw:layer="layout" svg:x1="2.558cm" svg:y1="6.785cm" svg:x2="4.457cm" svg:y2="5.385cm" draw:start-shape="id17" draw:start-glue-point="0" draw:end-shape="id18" draw:end-glue-point="2">
          <text:p text:style-name="P5"/>
        </draw:connector>
        <draw:connector draw:style-name="gr18" draw:text-style-name="P1" draw:layer="layout" svg:x1="6.458cm" svg:y1="6.785cm" svg:x2="4.457cm" svg:y2="5.385cm" draw:start-shape="id19" draw:start-glue-point="0" draw:end-shape="id18" draw:end-glue-point="2">
          <text:p text:style-name="P5"/>
        </draw:connector>
        <draw:rect draw:style-name="gr20" draw:text-style-name="P1" draw:id="id20" draw:layer="layout" svg:width="3.936cm" svg:height="1.701cm" svg:x="10.087cm" svg:y="8.885cm">
          <text:p text:style-name="P2">BBusManagerFactory</text:p>
        </draw:rect>
        <draw:connector draw:style-name="gr29" draw:text-style-name="P1" draw:layer="layout" svg:x1="10.087cm" svg:y1="9.735cm" svg:x2="6.458cm" svg:y2="8.486cm" draw:start-shape="id20" draw:start-glue-point="3" draw:end-shape="id19" draw:end-glue-point="2">
          <text:p text:style-name="P5"/>
        </draw:connector>
        <draw:connector draw:style-name="gr29" draw:text-style-name="P1" draw:layer="layout" svg:x1="10.087cm" svg:y1="9.735cm" svg:x2="2.558cm" svg:y2="8.486cm" draw:start-shape="id20" draw:start-glue-point="3" draw:end-shape="id17" draw:end-glue-point="2">
          <text:p text:style-name="P5"/>
        </draw:connector>
        <draw:rect draw:style-name="gr20" draw:text-style-name="P1" draw:id="id21" draw:layer="layout" svg:width="3.327cm" svg:height="1.701cm" svg:x="10.395cm" svg:y="3.685cm">
          <text:p text:style-name="P2">BTransactionItem</text:p>
        </draw:rect>
        <draw:connector draw:style-name="gr29" draw:text-style-name="P1" draw:layer="layout" svg:x1="10.395cm" svg:y1="4.535cm" svg:x2="6.121cm" svg:y2="4.534cm" draw:start-shape="id21" draw:start-glue-point="3" draw:end-shape="id18" draw:end-glue-point="1">
          <text:p text:style-name="P5"/>
        </draw:connector>
        <draw:connector draw:style-name="gr29" draw:text-style-name="P1" draw:layer="layout" svg:x1="12.058cm" svg:y1="5.386cm" svg:x2="12.055cm" svg:y2="8.885cm" draw:start-shape="id21" draw:start-glue-point="2" draw:end-shape="id20" draw:end-glue-point="0">
          <text:p text:style-name="P5"/>
        </draw:connector>
        <draw:rect draw:style-name="gr20" draw:text-style-name="P1" draw:id="id23" draw:layer="layout" svg:width="3.327cm" svg:height="1.701cm" svg:x="2.794cm" svg:y="12.984cm">
          <text:p text:style-name="P2">BLogManager</text:p>
        </draw:rect>
        <draw:rect draw:style-name="gr20" draw:text-style-name="P1" draw:id="id22" draw:layer="layout" svg:width="3.327cm" svg:height="1.701cm" svg:x="0.895cm" svg:y="16.085cm">
          <text:p text:style-name="P2">BLogManagerFile</text:p>
        </draw:rect>
        <draw:rect draw:style-name="gr20" draw:text-style-name="P1" draw:id="id24" draw:layer="layout" svg:width="3.327cm" svg:height="1.701cm" svg:x="4.795cm" svg:y="16.085cm">
          <text:p text:style-name="P2">BLogManagerMail</text:p>
        </draw:rect>
        <draw:connector draw:style-name="gr18" draw:text-style-name="P1" draw:layer="layout" svg:x1="2.558cm" svg:y1="16.085cm" svg:x2="4.457cm" svg:y2="14.685cm" draw:start-shape="id22" draw:start-glue-point="0" draw:end-shape="id23" draw:end-glue-point="2">
          <text:p text:style-name="P5"/>
        </draw:connector>
        <draw:connector draw:style-name="gr18" draw:text-style-name="P1" draw:layer="layout" svg:x1="6.458cm" svg:y1="16.085cm" svg:x2="4.457cm" svg:y2="14.685cm" draw:start-shape="id24" draw:start-glue-point="0" draw:end-shape="id23" draw:end-glue-point="2">
          <text:p text:style-name="P5"/>
        </draw:connector>
        <draw:rect draw:style-name="gr20" draw:text-style-name="P1" draw:id="id25" draw:layer="layout" svg:width="3.936cm" svg:height="1.701cm" svg:x="10.087cm" svg:y="18.185cm">
          <text:p text:style-name="P2">BLogManagerFactory</text:p>
        </draw:rect>
        <draw:connector draw:style-name="gr29" draw:text-style-name="P1" draw:layer="layout" svg:x1="10.087cm" svg:y1="19.035cm" svg:x2="6.458cm" svg:y2="17.786cm" draw:start-shape="id25" draw:start-glue-point="3" draw:end-shape="id24" draw:end-glue-point="2">
          <text:p text:style-name="P5"/>
        </draw:connector>
        <draw:connector draw:style-name="gr29" draw:text-style-name="P1" draw:layer="layout" svg:x1="10.087cm" svg:y1="19.035cm" svg:x2="2.558cm" svg:y2="17.786cm" draw:start-shape="id25" draw:start-glue-point="3" draw:end-shape="id22" draw:end-glue-point="2">
          <text:p text:style-name="P5"/>
        </draw:connector>
        <draw:rect draw:style-name="gr20" draw:text-style-name="P1" draw:id="id26" draw:layer="layout" svg:width="3.327cm" svg:height="1.701cm" svg:x="10.395cm" svg:y="12.985cm">
          <text:p text:style-name="P2">LibBeline</text:p>
        </draw:rect>
        <draw:connector draw:style-name="gr29" draw:text-style-name="P1" draw:layer="layout" svg:x1="10.395cm" svg:y1="13.835cm" svg:x2="6.121cm" svg:y2="13.834cm" draw:start-shape="id26" draw:start-glue-point="3" draw:end-shape="id23" draw:end-glue-point="1">
          <text:p text:style-name="P5"/>
        </draw:connector>
        <draw:connector draw:style-name="gr29" draw:text-style-name="P1" draw:layer="layout" svg:x1="12.058cm" svg:y1="14.686cm" svg:x2="12.055cm" svg:y2="18.185cm" draw:start-shape="id26" draw:start-glue-point="2" draw:end-shape="id25" draw:end-glue-point="0">
          <text:p text:style-name="P5"/>
        </draw:connector>
      </draw:page>
      <draw:page draw:name="Zprávy modulů 1" draw:style-name="dp1" draw:master-page-name="Výchozí">
        <draw:frame draw:style-name="gr4" draw:text-style-name="P1" draw:layer="layout" svg:width="1.928cm" svg:height="0.789cm" svg:x="1.559cm" svg:y="1.679cm">
          <draw:text-box>
            <text:p text:style-name="P2">Zobrazovací</text:p>
            <text:p text:style-name="P2">modul</text:p>
          </draw:text-box>
        </draw:frame>
        <draw:frame draw:style-name="gr4" draw:text-style-name="P1" draw:layer="layout" svg:width="0.98cm" svg:height="0.789cm" svg:x="5.31cm" svg:y="1.678cm">
          <draw:text-box>
            <text:p text:style-name="P2">Měřící</text:p>
            <text:p text:style-name="P2">modul</text:p>
          </draw:text-box>
        </draw:frame>
        <draw:line draw:style-name="gr30" draw:text-style-name="P1" draw:layer="layout" svg:x1="5.694cm" svg:y1="2.485cm" svg:x2="5.694cm" svg:y2="8.157cm">
          <text:p text:style-name="P5"/>
        </draw:line>
        <draw:line draw:style-name="gr30" draw:text-style-name="P1" draw:layer="layout" svg:x1="2.342cm" svg:y1="2.485cm" svg:x2="2.345cm" svg:y2="8.157cm">
          <text:p text:style-name="P5"/>
        </draw:line>
        <draw:line draw:style-name="gr31" draw:text-style-name="P2" draw:layer="layout" svg:x1="2.323cm" svg:y1="3.727cm" svg:x2="5.694cm" svg:y2="3.719cm">
          <text:p text:style-name="P2">ALIVE</text:p>
        </draw:line>
        <draw:line draw:style-name="gr32" draw:text-style-name="P2" draw:layer="layout" svg:x1="2.324cm" svg:y1="4.319cm" svg:x2="5.695cm" svg:y2="4.327cm">
          <text:p text:style-name="P2">RETURN (0)</text:p>
        </draw:line>
        <draw:line draw:style-name="gr31" draw:text-style-name="P2" draw:layer="layout" svg:x1="2.325cm" svg:y1="5.319cm" svg:x2="5.696cm" svg:y2="5.327cm">
          <text:p text:style-name="P2">RUN[CPUFREQ(CPU1)]</text:p>
        </draw:line>
        <draw:line draw:style-name="gr32" draw:text-style-name="P2" draw:layer="layout" svg:x1="2.325cm" svg:y1="5.919cm" svg:x2="5.696cm" svg:y2="5.927cm">
          <text:p text:style-name="P2">STATUS(0)</text:p>
        </draw:line>
        <draw:line draw:style-name="gr32" draw:text-style-name="P2" draw:layer="layout" svg:x1="2.325cm" svg:y1="6.519cm" svg:x2="5.696cm" svg:y2="6.527cm">
          <text:p text:style-name="P2">STATUS(50)</text:p>
        </draw:line>
        <draw:line draw:style-name="gr32" draw:text-style-name="P2" draw:layer="layout" svg:x1="2.325cm" svg:y1="7.119cm" svg:x2="5.696cm" svg:y2="7.127cm">
          <text:p text:style-name="P2">RETURN (0;frekv,1000)</text:p>
        </draw:line>
        <draw:frame draw:style-name="gr5" draw:layer="layout" svg:width="4.155cm" svg:height="0.395cm" svg:x="1.859cm" svg:y="8.585cm">
          <draw:text-box>
            <text:p text:style-name="P5">Úspěšné získání informací</text:p>
          </draw:text-box>
        </draw:frame>
        <draw:frame draw:style-name="gr4" draw:text-style-name="P1" draw:layer="layout" svg:width="1.928cm" svg:height="0.789cm" svg:x="7.954cm" svg:y="1.68cm">
          <draw:text-box>
            <text:p text:style-name="P2">Zobrazovací</text:p>
            <text:p text:style-name="P2">modul</text:p>
          </draw:text-box>
        </draw:frame>
        <draw:frame draw:style-name="gr4" draw:text-style-name="P1" draw:layer="layout" svg:width="0.98cm" svg:height="0.789cm" svg:x="11.705cm" svg:y="1.679cm">
          <draw:text-box>
            <text:p text:style-name="P2">Měřící</text:p>
            <text:p text:style-name="P2">modul</text:p>
          </draw:text-box>
        </draw:frame>
        <draw:line draw:style-name="gr30" draw:text-style-name="P1" draw:layer="layout" svg:x1="12.089cm" svg:y1="2.486cm" svg:x2="12.089cm" svg:y2="8.158cm">
          <text:p text:style-name="P5"/>
        </draw:line>
        <draw:line draw:style-name="gr30" draw:text-style-name="P1" draw:layer="layout" svg:x1="8.737cm" svg:y1="2.486cm" svg:x2="8.74cm" svg:y2="8.158cm">
          <text:p text:style-name="P5"/>
        </draw:line>
        <draw:line draw:style-name="gr31" draw:text-style-name="P2" draw:layer="layout" svg:x1="8.718cm" svg:y1="3.728cm" svg:x2="12.089cm" svg:y2="3.72cm">
          <text:p text:style-name="P2">ALIVE</text:p>
        </draw:line>
        <draw:line draw:style-name="gr32" draw:text-style-name="P2" draw:layer="layout" svg:x1="8.719cm" svg:y1="4.32cm" svg:x2="12.09cm" svg:y2="4.328cm">
          <text:p text:style-name="P2">RETURN (0)</text:p>
        </draw:line>
        <draw:line draw:style-name="gr31" draw:text-style-name="P2" draw:layer="layout" svg:x1="8.72cm" svg:y1="5.32cm" svg:x2="12.091cm" svg:y2="5.328cm">
          <text:p text:style-name="P2">RUN[CPUFREQ(CPU1)]</text:p>
        </draw:line>
        <draw:line draw:style-name="gr32" draw:text-style-name="P2" draw:layer="layout" svg:x1="8.72cm" svg:y1="5.92cm" svg:x2="12.091cm" svg:y2="5.928cm">
          <text:p text:style-name="P2">RETURN(10;“Neexistuje“)</text:p>
        </draw:line>
        <draw:frame draw:style-name="gr5" draw:layer="layout" svg:width="4.807cm" svg:height="0.789cm" svg:x="8.443cm" svg:y="8.389cm">
          <draw:text-box>
            <text:p text:style-name="P5">Neúspěšné získání a zaslání</text:p>
            <text:p text:style-name="P5">doplňující informace informace</text:p>
          </draw:text-box>
        </draw:frame>
        <draw:frame draw:style-name="gr4" draw:text-style-name="P1" draw:layer="layout" svg:width="1.424cm" svg:height="0.789cm" svg:x="1.697cm" svg:y="10.341cm">
          <draw:text-box>
            <text:p text:style-name="P2">Centrální</text:p>
            <text:p text:style-name="P2">aplikace</text:p>
          </draw:text-box>
        </draw:frame>
        <draw:frame draw:style-name="gr4" draw:text-style-name="P1" draw:layer="layout" svg:width="0.955cm" svg:height="0.395cm" svg:x="6.245cm" svg:y="10.517cm">
          <draw:text-box>
            <text:p text:style-name="P2">Modul</text:p>
          </draw:text-box>
        </draw:frame>
        <draw:line draw:style-name="gr30" draw:text-style-name="P1" draw:layer="layout" svg:x1="6.732cm" svg:y1="11.147cm" svg:x2="6.737cm" svg:y2="14.796cm">
          <text:p text:style-name="P5"/>
        </draw:line>
        <draw:line draw:style-name="gr30" draw:text-style-name="P1" draw:layer="layout" svg:x1="2.28cm" svg:y1="11.147cm" svg:x2="2.28cm" svg:y2="14.796cm">
          <text:p text:style-name="P5"/>
        </draw:line>
        <draw:line draw:style-name="gr31" draw:text-style-name="P2" draw:layer="layout" svg:x1="2.261cm" svg:y1="12.389cm" svg:x2="6.736cm" svg:y2="12.383cm">
          <text:p text:style-name="P2">ALIVE(0,1,“CPU1“)</text:p>
        </draw:line>
        <draw:line draw:style-name="gr32" draw:text-style-name="P2" draw:layer="layout" svg:x1="2.262cm" svg:y1="13.281cm" svg:x2="6.737cm" svg:y2="13.285cm">
          <text:p text:style-name="P2">STATUS (100)</text:p>
        </draw:line>
        <draw:frame draw:style-name="gr4" draw:text-style-name="P1" draw:layer="layout" svg:width="1.424cm" svg:height="0.789cm" svg:x="7.897cm" svg:y="10.341cm">
          <draw:text-box>
            <text:p text:style-name="P2">Centrální</text:p>
            <text:p text:style-name="P2">aplikace</text:p>
          </draw:text-box>
        </draw:frame>
        <draw:frame draw:style-name="gr4" draw:text-style-name="P1" draw:layer="layout" svg:width="0.955cm" svg:height="0.395cm" svg:x="13.845cm" svg:y="10.517cm">
          <draw:text-box>
            <text:p text:style-name="P2">Modul</text:p>
          </draw:text-box>
        </draw:frame>
        <draw:line draw:style-name="gr30" draw:text-style-name="P1" draw:layer="layout" svg:x1="14.432cm" svg:y1="11.147cm" svg:x2="14.434cm" svg:y2="14.836cm">
          <text:p text:style-name="P5"/>
        </draw:line>
        <draw:line draw:style-name="gr30" draw:text-style-name="P1" draw:layer="layout" svg:x1="8.48cm" svg:y1="11.147cm" svg:x2="8.48cm" svg:y2="14.796cm">
          <text:p text:style-name="P5"/>
        </draw:line>
        <draw:line draw:style-name="gr31" draw:text-style-name="P2" draw:layer="layout" svg:x1="8.461cm" svg:y1="12.389cm" svg:x2="14.419cm" svg:y2="12.383cm">
          <text:p text:style-name="P2">ALIVE(0,1,““)</text:p>
        </draw:line>
        <draw:line draw:style-name="gr32" draw:text-style-name="P2" draw:layer="layout" svg:x1="8.462cm" svg:y1="13.281cm" svg:x2="14.419cm" svg:y2="13.283cm">
          <text:p text:style-name="P2">STATUS (0, „Chybný parametr“)</text:p>
        </draw:line>
        <draw:frame draw:style-name="gr5" draw:layer="layout" svg:width="3.173cm" svg:height="0.395cm" svg:x="2.856cm" svg:y="15.108cm">
          <draw:text-box>
            <text:p text:style-name="P5">Úspěšná inicializace</text:p>
          </draw:text-box>
        </draw:frame>
        <draw:frame draw:style-name="gr5" draw:layer="layout" svg:width="3.173cm" svg:height="0.395cm" svg:x="10.057cm" svg:y="15.109cm">
          <draw:text-box>
            <text:p text:style-name="P5">Chybně inicializován</text:p>
          </draw:text-box>
        </draw:frame>
        <draw:frame draw:style-name="gr4" draw:text-style-name="P1" draw:layer="layout" svg:width="1.424cm" svg:height="0.789cm" svg:x="1.698cm" svg:y="16.842cm">
          <draw:text-box>
            <text:p text:style-name="P2">Centrální</text:p>
            <text:p text:style-name="P2">aplikace</text:p>
          </draw:text-box>
        </draw:frame>
        <draw:frame draw:style-name="gr4" draw:text-style-name="P1" draw:layer="layout" svg:width="0.955cm" svg:height="0.395cm" svg:x="6.246cm" svg:y="17.018cm">
          <draw:text-box>
            <text:p text:style-name="P2">Modul</text:p>
          </draw:text-box>
        </draw:frame>
        <draw:line draw:style-name="gr30" draw:text-style-name="P1" draw:layer="layout" svg:x1="6.733cm" svg:y1="17.648cm" svg:x2="6.719cm" svg:y2="26.167cm">
          <text:p text:style-name="P5"/>
        </draw:line>
        <draw:line draw:style-name="gr30" draw:text-style-name="P1" draw:layer="layout" svg:x1="2.281cm" svg:y1="17.648cm" svg:x2="2.275cm" svg:y2="26.088cm">
          <text:p text:style-name="P5"/>
        </draw:line>
        <draw:line draw:style-name="gr31" draw:text-style-name="P2" draw:layer="layout" svg:x1="2.262cm" svg:y1="18.89cm" svg:x2="6.737cm" svg:y2="18.884cm">
          <text:p text:style-name="P2">RUN(“Default“, “CPU1“)</text:p>
        </draw:line>
        <draw:line draw:style-name="gr32" draw:text-style-name="P2" draw:layer="layout" svg:x1="2.263cm" svg:y1="19.782cm" svg:x2="6.738cm" svg:y2="19.786cm">
          <text:p text:style-name="P2">STATUS (100)</text:p>
        </draw:line>
        <draw:frame draw:style-name="gr4" draw:text-style-name="P1" draw:layer="layout" svg:width="1.424cm" svg:height="0.789cm" svg:x="7.898cm" svg:y="16.842cm">
          <draw:text-box>
            <text:p text:style-name="P2">Centrální</text:p>
            <text:p text:style-name="P2">aplikace</text:p>
          </draw:text-box>
        </draw:frame>
        <draw:frame draw:style-name="gr4" draw:text-style-name="P1" draw:layer="layout" svg:width="0.955cm" svg:height="0.395cm" svg:x="13.846cm" svg:y="17.018cm">
          <draw:text-box>
            <text:p text:style-name="P2">Modul</text:p>
          </draw:text-box>
        </draw:frame>
        <draw:line draw:style-name="gr30" draw:text-style-name="P1" draw:layer="layout" svg:x1="14.433cm" svg:y1="17.648cm" svg:x2="14.435cm" svg:y2="21.337cm">
          <text:p text:style-name="P5"/>
        </draw:line>
        <draw:line draw:style-name="gr30" draw:text-style-name="P1" draw:layer="layout" svg:x1="8.481cm" svg:y1="17.648cm" svg:x2="8.481cm" svg:y2="21.297cm">
          <text:p text:style-name="P5"/>
        </draw:line>
        <draw:line draw:style-name="gr31" draw:text-style-name="P2" draw:layer="layout" svg:x1="8.462cm" svg:y1="18.89cm" svg:x2="14.42cm" svg:y2="18.884cm">
          <text:p text:style-name="P2">RUN(“Default“,““)</text:p>
        </draw:line>
        <draw:line draw:style-name="gr32" draw:text-style-name="P2" draw:layer="layout" svg:x1="8.463cm" svg:y1="19.782cm" svg:x2="14.42cm" svg:y2="19.784cm">
          <text:p text:style-name="P2">STATUS (0, „Chybný parametr“)</text:p>
        </draw:line>
        <draw:frame draw:style-name="gr5" draw:layer="layout" svg:width="2.876cm" svg:height="0.395cm" svg:x="10.058cm" svg:y="21.61cm">
          <draw:text-box>
            <text:p text:style-name="P5">Chybné parametry</text:p>
          </draw:text-box>
        </draw:frame>
        <draw:line draw:style-name="gr31" draw:text-style-name="P2" draw:layer="layout" svg:x1="2.263cm" svg:y1="21.19cm" svg:x2="6.738cm" svg:y2="21.184cm">
          <text:p text:style-name="P2">GETSTATUS()</text:p>
        </draw:line>
        <draw:line draw:style-name="gr32" draw:text-style-name="P2" draw:layer="layout" svg:x1="2.264cm" svg:y1="21.782cm" svg:x2="6.739cm" svg:y2="21.786cm">
          <text:p text:style-name="P2">STATUS (30)</text:p>
        </draw:line>
        <draw:line draw:style-name="gr31" draw:text-style-name="P2" draw:layer="layout" svg:x1="2.263cm" svg:y1="23.19cm" svg:x2="6.738cm" svg:y2="23.184cm">
          <text:p text:style-name="P2">GETSTATUS()</text:p>
        </draw:line>
        <draw:line draw:style-name="gr32" draw:text-style-name="P2" draw:layer="layout" svg:x1="2.264cm" svg:y1="23.782cm" svg:x2="6.739cm" svg:y2="23.786cm">
          <text:p text:style-name="P2">STATUS (78)</text:p>
        </draw:line>
        <draw:line draw:style-name="gr32" draw:text-style-name="P2" draw:layer="layout" svg:x1="2.265cm" svg:y1="25.582cm" svg:x2="6.74cm" svg:y2="25.586cm">
          <text:p text:style-name="P2">RETURN(“Výsledek“)</text:p>
        </draw:line>
        <draw:line draw:style-name="gr31" draw:text-style-name="P2" draw:layer="layout" svg:x1="2.264cm" svg:y1="25.09cm" svg:x2="6.739cm" svg:y2="25.084cm">
          <text:p text:style-name="P2">GETSTATUS()</text:p>
        </draw:line>
        <draw:frame draw:style-name="gr5" draw:layer="layout" svg:width="4.468cm" svg:height="0.395cm" svg:x="2.226cm" svg:y="26.431cm">
          <draw:text-box>
            <text:p text:style-name="P5">Úspěšné spuštění procedury</text:p>
          </draw:text-box>
        </draw:frame>
        <draw:frame draw:style-name="gr4" draw:text-style-name="P1" draw:layer="layout" svg:width="1.424cm" svg:height="0.789cm" svg:x="15.398cm" svg:y="16.943cm">
          <draw:text-box>
            <text:p text:style-name="P2">Centrální</text:p>
            <text:p text:style-name="P2">aplikace</text:p>
          </draw:text-box>
        </draw:frame>
        <draw:line draw:style-name="gr30" draw:text-style-name="P1" draw:layer="layout" svg:x1="20.433cm" svg:y1="17.749cm" svg:x2="20.423cm" svg:y2="23.997cm">
          <text:p text:style-name="P5"/>
        </draw:line>
        <draw:line draw:style-name="gr30" draw:text-style-name="P1" draw:layer="layout" svg:x1="15.981cm" svg:y1="17.749cm" svg:x2="15.977cm" svg:y2="23.892cm">
          <text:p text:style-name="P5"/>
        </draw:line>
        <draw:line draw:style-name="gr31" draw:text-style-name="P2" draw:layer="layout" svg:x1="15.962cm" svg:y1="18.991cm" svg:x2="20.437cm" svg:y2="18.985cm">
          <text:p text:style-name="P2">RUN(“Default“, “CPU1“)</text:p>
        </draw:line>
        <draw:line draw:style-name="gr32" draw:text-style-name="P2" draw:layer="layout" svg:x1="15.963cm" svg:y1="19.883cm" svg:x2="20.438cm" svg:y2="19.887cm">
          <text:p text:style-name="P2">STATUS (100)</text:p>
        </draw:line>
        <draw:line draw:style-name="gr31" draw:text-style-name="P2" draw:layer="layout" svg:x1="15.963cm" svg:y1="21.291cm" svg:x2="20.438cm" svg:y2="21.285cm">
          <text:p text:style-name="P2">GETSTATUS()</text:p>
        </draw:line>
        <draw:line draw:style-name="gr32" draw:text-style-name="P2" draw:layer="layout" svg:x1="15.964cm" svg:y1="21.883cm" svg:x2="20.439cm" svg:y2="21.887cm">
          <text:p text:style-name="P2">STATUS (30)</text:p>
        </draw:line>
        <draw:line draw:style-name="gr31" draw:text-style-name="P2" draw:layer="layout" svg:x1="15.963cm" svg:y1="23.291cm" svg:x2="20.438cm" svg:y2="23.285cm">
          <text:p text:style-name="P2">STOP()</text:p>
        </draw:line>
        <draw:frame draw:style-name="gr4" draw:text-style-name="P1" draw:layer="layout" svg:width="0.955cm" svg:height="0.395cm" svg:x="19.98cm" svg:y="17.098cm">
          <draw:text-box>
            <text:p text:style-name="P2">Modul</text:p>
          </draw:text-box>
        </draw:frame>
        <draw:frame draw:style-name="gr4" draw:text-style-name="P1" draw:layer="layout" svg:width="1.424cm" svg:height="0.789cm" svg:x="15.399cm" svg:y="1.643cm">
          <draw:text-box>
            <text:p text:style-name="P2">Centrální</text:p>
            <text:p text:style-name="P2">aplikace</text:p>
          </draw:text-box>
        </draw:frame>
        <draw:line draw:style-name="gr30" draw:text-style-name="P1" draw:layer="layout" svg:x1="20.434cm" svg:y1="2.449cm" svg:x2="20.431cm" svg:y2="4.71cm">
          <text:p text:style-name="P5"/>
        </draw:line>
        <draw:line draw:style-name="gr30" draw:text-style-name="P1" draw:layer="layout" svg:x1="15.982cm" svg:y1="2.449cm" svg:x2="15.981cm" svg:y2="4.737cm">
          <text:p text:style-name="P5"/>
        </draw:line>
        <draw:line draw:style-name="gr32" draw:text-style-name="P2" draw:layer="layout" svg:x1="15.964cm" svg:y1="3.483cm" svg:x2="20.439cm" svg:y2="3.487cm">
          <text:p text:style-name="P2">QUESTION(“yesnodialog“)</text:p>
        </draw:line>
        <draw:line draw:style-name="gr31" draw:text-style-name="P2" draw:layer="layout" svg:x1="15.964cm" svg:y1="4.291cm" svg:x2="20.439cm" svg:y2="4.285cm">
          <text:p text:style-name="P2">RETURN(true)</text:p>
        </draw:line>
        <draw:frame draw:style-name="gr4" draw:text-style-name="P1" draw:layer="layout" svg:width="0.955cm" svg:height="0.395cm" svg:x="19.981cm" svg:y="1.798cm">
          <draw:text-box>
            <text:p text:style-name="P2">Modul</text:p>
          </draw:text-box>
        </draw:frame>
      </draw:page>
      <draw:page draw:name="spouštění procesů" draw:style-name="dp1" draw:master-page-name="Výchozí">
        <draw:frame draw:style-name="gr4" draw:layer="layout" svg:width="1.297cm" svg:height="0.789cm" svg:x="8.337cm" svg:y="1.779cm">
          <draw:text-box>
            <text:p text:style-name="P2">Modul</text:p>
            <text:p text:style-name="P2"><text:span text:style-name="T9">(proces)</text:span></text:p>
          </draw:text-box>
        </draw:frame>
        <draw:frame draw:style-name="gr4" draw:layer="layout" svg:width="2.813cm" svg:height="0.789cm" svg:x="1.059cm" svg:y="1.779cm">
          <draw:text-box>
            <text:p text:style-name="P5">Centrální aplikace</text:p>
            <text:p text:style-name="P2"><text:span text:style-name="T9">(proces)</text:span></text:p>
          </draw:text-box>
        </draw:frame>
        <draw:frame draw:style-name="gr4" draw:layer="layout" svg:width="3.075cm" svg:height="0.789cm" svg:x="4.21cm" svg:y="1.778cm">
          <draw:text-box>
            <text:p text:style-name="P5">Pernamentní modul</text:p>
            <text:p text:style-name="P2"><text:span text:style-name="T9">(proces)</text:span></text:p>
          </draw:text-box>
        </draw:frame>
        <draw:line draw:style-name="gr33" draw:text-style-name="P1" draw:layer="layout" svg:x1="2.342cm" svg:y1="2.485cm" svg:x2="2.332cm" svg:y2="10.516cm">
          <text:p text:style-name="P5"/>
        </draw:line>
        <draw:line draw:style-name="gr33" draw:text-style-name="P1" draw:layer="layout" svg:x1="12.115cm" svg:y1="6.076cm" svg:x2="12.115cm" svg:y2="9.731cm">
          <text:p text:style-name="P5"/>
        </draw:line>
        <draw:line draw:style-name="gr33" draw:text-style-name="P1" draw:layer="layout" svg:x1="8.943cm" svg:y1="4.871cm" svg:x2="8.943cm" svg:y2="8.184cm">
          <text:p text:style-name="P5"/>
        </draw:line>
        <draw:line draw:style-name="gr34" draw:text-style-name="P2" draw:layer="layout" svg:x1="2.323cm" svg:y1="3.727cm" svg:x2="5.694cm" svg:y2="3.719cm">
          <text:p text:style-name="P2">Automatické</text:p>
          <text:p text:style-name="P2">spuštění</text:p>
        </draw:line>
        <draw:line draw:style-name="gr34" draw:text-style-name="P2" draw:layer="layout" svg:x1="2.375cm" svg:y1="4.827cm" svg:x2="8.969cm" svg:y2="4.82cm">
          <text:p text:style-name="P2">Spuštění na pokyn uživatele</text:p>
        </draw:line>
        <draw:line draw:style-name="gr35" draw:text-style-name="P2" draw:layer="layout" svg:x1="2.332cm" svg:y1="5.43cm" svg:x2="8.947cm" svg:y2="5.43cm">
          <text:p text:style-name="P2">Hotovo</text:p>
        </draw:line>
        <draw:line draw:style-name="gr34" draw:text-style-name="P2" draw:layer="layout" svg:x1="2.332cm" svg:y1="6.096cm" svg:x2="12.125cm" svg:y2="6.096cm">
          <text:p text:style-name="P2">Spuštění na pokyn uživatele</text:p>
        </draw:line>
        <draw:line draw:style-name="gr35" draw:text-style-name="P2" draw:layer="layout" svg:x1="2.332cm" svg:y1="6.7cm" svg:x2="12.108cm" svg:y2="6.7cm">
          <text:p text:style-name="P2">Hotovo</text:p>
        </draw:line>
        <draw:line draw:style-name="gr34" draw:text-style-name="P2" draw:layer="layout" svg:x1="2.332cm" svg:y1="8.135cm" svg:x2="8.943cm" svg:y2="8.135cm">
          <text:p text:style-name="P2">Ukonči</text:p>
        </draw:line>
        <draw:line draw:style-name="gr36" draw:text-style-name="P2" draw:layer="layout" svg:x1="2.323cm" svg:y1="9.735cm" svg:x2="5.694cm" svg:y2="9.735cm">
          <text:p text:style-name="P2">Automatické</text:p>
          <text:p text:style-name="P2">ukončení</text:p>
        </draw:line>
        <draw:line draw:style-name="gr33" draw:text-style-name="P1" draw:layer="layout" svg:x1="5.69cm" svg:y1="3.728cm" svg:x2="5.69cm" svg:y2="9.711cm">
          <text:p text:style-name="P5"/>
        </draw:line>
        <draw:line draw:style-name="gr36" draw:text-style-name="P2" draw:layer="layout" svg:x1="2.332cm" svg:y1="9.731cm" svg:x2="12.125cm" svg:y2="9.731cm">
          <text:p text:style-name="P2">Automatické</text:p>
          <text:p text:style-name="P2">ukončení</text:p>
        </draw:line>
        <draw:frame draw:style-name="gr4" draw:layer="layout" svg:width="1.094cm" svg:height="0.395cm" svg:x="6.043cm" svg:y="10.358cm">
          <draw:text-box>
            <text:p text:style-name="P5">Zpráva</text:p>
          </draw:text-box>
        </draw:frame>
        <draw:frame draw:style-name="gr4" draw:layer="layout" svg:width="1.297cm" svg:height="0.789cm" svg:x="11.438cm" svg:y="1.78cm">
          <draw:text-box>
            <text:p text:style-name="P2">Modul</text:p>
            <text:p text:style-name="P2"><text:span text:style-name="T9">(proces)</text:span></text:p>
          </draw:text-box>
        </draw:frame>
        <draw:line draw:style-name="gr37" draw:text-style-name="P1" draw:layer="layout" svg:x1="1.404cm" svg:y1="9.193cm" svg:x2="1.404cm" svg:y2="4.215cm">
          <text:p text:style-name="P2">Doba života procesu</text:p>
        </draw:line>
      </draw:page>
      <draw:page draw:name="Konfigurace" draw:style-name="dp1" draw:master-page-name="Výchozí">
        <draw:g>
          <draw:rect draw:style-name="gr21" draw:text-style-name="P1" draw:layer="layout" svg:width="10.495cm" svg:height="3.587cm" svg:x="2.205cm" svg:y="3.351cm">
            <text:p text:style-name="P5"/>
          </draw:rect>
          <draw:rect draw:style-name="gr20" draw:text-style-name="P2" draw:layer="layout" svg:width="4.468cm" svg:height="0.705cm" svg:x="2.205cm" svg:y="2.646cm">
            <text:p text:style-name="P2">/etc/libbeline/global.conf</text:p>
          </draw:rect>
          <draw:frame draw:style-name="gr5" draw:text-style-name="P16" draw:layer="layout" svg:width="8.469cm" svg:height="3.185cm" svg:x="2.381cm" svg:y="3.559cm">
            <draw:text-box>
              <text:p text:style-name="P5"><text:span text:style-name="T10">&lt;beline&gt;</text:span></text:p>
              <text:p text:style-name="P5"><text:span text:style-name="T10"><text:s text:c="2"/></text:span><text:span text:style-name="T10">&lt;conf&gt;</text:span></text:p>
              <text:p text:style-name="P5"><text:span text:style-name="T10"><text:s text:c="4"/></text:span><text:span text:style-name="T10">&lt;global&gt;</text:span></text:p>
              <text:p text:style-name="P5"><text:span text:style-name="T10"><text:s text:c="6"/></text:span><text:span text:style-name="T10">&lt;limit maxmodulescount="16" </text:span></text:p>
              <text:p text:style-name="P5"><text:span text:style-name="T10"><text:s text:c="13"/></text:span><text:span text:style-name="T10">maxtransactionscount="32"/&gt;</text:span></text:p>
              <text:p text:style-name="P5"><text:span text:style-name="T10"><text:s text:c="6"/></text:span><text:span text:style-name="T10">&lt;/limit&gt;</text:span></text:p>
              <text:p text:style-name="P5"><text:span text:style-name="T10"><text:s text:c="4"/></text:span><text:span text:style-name="T10">&lt;/global&gt;</text:span></text:p>
              <text:p text:style-name="P5"><text:span text:style-name="T10">&lt;/bline&gt;</text:span></text:p>
            </draw:text-box>
          </draw:frame>
        </draw:g>
        <draw:g>
          <draw:rect draw:style-name="gr21" draw:text-style-name="P1" draw:layer="layout" svg:width="10.495cm" svg:height="3.587cm" svg:x="9.506cm" svg:y="7.851cm">
            <text:p text:style-name="P5"/>
          </draw:rect>
          <draw:rect draw:style-name="gr20" draw:text-style-name="P2" draw:layer="layout" svg:width="4.468cm" svg:height="0.705cm" svg:x="9.506cm" svg:y="7.146cm">
            <text:p text:style-name="P2">~/.libbeline/global.conf</text:p>
          </draw:rect>
          <draw:frame draw:style-name="gr5" draw:text-style-name="P16" draw:layer="layout" svg:width="7.411cm" svg:height="3.185cm" svg:x="9.682cm" svg:y="8.059cm">
            <draw:text-box>
              <text:p text:style-name="P5"><text:span text:style-name="T10">&lt;beline&gt;</text:span></text:p>
              <text:p text:style-name="P5"><text:span text:style-name="T10"><text:s text:c="2"/></text:span><text:span text:style-name="T10">&lt;conf&gt;</text:span></text:p>
              <text:p text:style-name="P5"><text:span text:style-name="T10"><text:s text:c="4"/></text:span><text:span text:style-name="T10">&lt;global&gt;</text:span></text:p>
              <text:p text:style-name="P5"><text:span text:style-name="T10"><text:s text:c="6"/></text:span><text:span text:style-name="T10">&lt;limit maxmodulescount="32" </text:span></text:p>
              <text:p text:style-name="P5"><text:span text:style-name="T10"><text:s text:c="13"/></text:span><text:span text:style-name="T10">defaulttimeout="600"/&gt;</text:span></text:p>
              <text:p text:style-name="P5"><text:span text:style-name="T10"><text:s text:c="6"/></text:span><text:span text:style-name="T10">&lt;/limit&gt;</text:span></text:p>
              <text:p text:style-name="P5"><text:span text:style-name="T10"><text:s text:c="4"/></text:span><text:span text:style-name="T10">&lt;/global&gt;</text:span></text:p>
              <text:p text:style-name="P5"><text:span text:style-name="T10">&lt;/bline&gt;</text:span></text:p>
            </draw:text-box>
          </draw:frame>
        </draw:g>
        <draw:g>
          <draw:rect draw:style-name="gr21" draw:text-style-name="P1" draw:layer="layout" svg:width="10.495cm" svg:height="3.587cm" svg:x="2.207cm" svg:y="11.664cm">
            <text:p text:style-name="P5"/>
          </draw:rect>
          <draw:rect draw:style-name="gr20" draw:text-style-name="P2" draw:layer="layout" svg:width="4.468cm" svg:height="0.705cm" svg:x="2.207cm" svg:y="10.959cm">
            <text:p text:style-name="P2">Načtená konfigurace</text:p>
          </draw:rect>
          <draw:frame draw:style-name="gr5" draw:text-style-name="P16" draw:layer="layout" svg:width="8.257cm" svg:height="3.583cm" svg:x="2.383cm" svg:y="11.673cm">
            <draw:text-box>
              <text:p text:style-name="P5"><text:span text:style-name="T10">&lt;beline&gt;</text:span></text:p>
              <text:p text:style-name="P5"><text:span text:style-name="T10"><text:s text:c="2"/></text:span><text:span text:style-name="T10">&lt;conf&gt;</text:span></text:p>
              <text:p text:style-name="P5"><text:span text:style-name="T10"><text:s text:c="4"/></text:span><text:span text:style-name="T10">&lt;global&gt;</text:span></text:p>
              <text:p text:style-name="P5"><text:span text:style-name="T10"><text:s text:c="6"/></text:span><text:span text:style-name="T10">&lt;limit maxmodulescount="32"</text:span></text:p>
              <text:p text:style-name="P5"><text:span text:style-name="T10"><text:s text:c="13"/></text:span><text:span text:style-name="T10">maxtransactionscount="32" </text:span></text:p>
              <text:p text:style-name="P5"><text:span text:style-name="T10"><text:s text:c="13"/></text:span><text:span text:style-name="T10">defaulttimeout="600"/&gt;</text:span></text:p>
              <text:p text:style-name="P5"><text:span text:style-name="T10"><text:s text:c="6"/></text:span><text:span text:style-name="T10">&lt;/limit&gt;</text:span></text:p>
              <text:p text:style-name="P5"><text:span text:style-name="T10"><text:s text:c="4"/></text:span><text:span text:style-name="T10">&lt;/global&gt;</text:span></text:p>
              <text:p text:style-name="P5"><text:span text:style-name="T10">&lt;/bline&gt;</text:span></text:p>
            </draw:text-box>
          </draw:frame>
        </draw:g>
        <draw:path draw:style-name="gr38" draw:text-style-name="P1" draw:layer="layout" svg:width="2.607cm" svg:height="2.164cm" svg:x="6.896cm" svg:y="9.543cm" svg:viewBox="0 0 2608 2165" svg:d="m1560 1392c-144 0-288 0-432 0 0-201-5-562-5-763 355 0 1128 0 1484 0 0-209 0-418 0-629-582 0-1582 0-2164 0 0 410 5 980 5 1392-149 0-298 0-448 0 263 257 526 514 789 772 257-257 514-514 771-772z">
          <text:p text:style-name="P5"/>
        </draw:path>
        <draw:rect draw:style-name="gr21" draw:text-style-name="P1" draw:layer="layout" svg:width="0.683cm" svg:height="2.605cm" svg:x="7.342cm" svg:y="6.942cm">
          <text:p text:style-name="P5"/>
        </draw:rect>
        <draw:rect draw:style-name="gr39" draw:text-style-name="P1" draw:layer="layout" svg:width="0.662cm" svg:height="2.601cm" svg:x="7.355cm" svg:y="8.362cm">
          <text:p text:style-name="P5"/>
        </draw:rect>
        <draw:frame draw:style-name="gr5" draw:layer="layout" svg:width="0.197cm" svg:height="0.395cm" svg:x="7.607cm" svg:y="7.062cm">
          <draw:text-box>
            <text:p text:style-name="P5">1</text:p>
          </draw:text-box>
        </draw:frame>
        <draw:frame draw:style-name="gr5" draw:layer="layout" svg:width="0.197cm" svg:height="0.395cm" svg:x="9.146cm" svg:y="9.675cm">
          <draw:text-box>
            <text:p text:style-name="P5">2</text:p>
          </draw:text-box>
        </draw:frame>
      </draw:page>
      <draw:page draw:name="page8" draw:style-name="dp1" draw:master-page-name="Výchozí">
        <draw:rect draw:style-name="gr40" draw:text-style-name="P1" draw:id="id28" draw:layer="layout" svg:width="4.498cm" svg:height="1.984cm" svg:x="12.172cm" svg:y="2.249cm">
          <text:p text:style-name="P2">BItem</text:p>
        </draw:rect>
        <draw:rect draw:style-name="gr40" draw:text-style-name="P1" draw:id="id27" draw:layer="layout" svg:width="4.498cm" svg:height="1.984cm" svg:x="8.898cm" svg:y="5.259cm">
          <draw:glue-point draw:id="4" svg:x="-2.06cm" svg:y="4.994cm"/>
          <text:p text:style-name="P2">BTransactionItem</text:p>
        </draw:rect>
        <draw:rect draw:style-name="gr40" draw:text-style-name="P1" draw:id="id29" draw:layer="layout" svg:width="4.498cm" svg:height="1.984cm" svg:x="8.897cm" svg:y="8.302cm">
          <draw:glue-point draw:id="4" svg:x="-2.058cm" svg:y="-5cm"/>
          <draw:glue-point draw:id="5" svg:x="-2.058cm" svg:y="4.828cm"/>
          <text:p text:style-name="P2">BModuleItem</text:p>
        </draw:rect>
        <draw:rect draw:style-name="gr40" draw:text-style-name="P1" draw:id="id30" draw:layer="layout" svg:width="4.498cm" svg:height="1.984cm" svg:x="8.897cm" svg:y="11.443cm">
          <draw:glue-point draw:id="4" svg:x="-2.058cm" svg:y="-4.833cm"/>
          <text:p text:style-name="P2">BConfigItem</text:p>
        </draw:rect>
        <draw:rect draw:style-name="gr40" draw:text-style-name="P1" draw:id="id31" draw:layer="layout" svg:width="4.498cm" svg:height="1.984cm" svg:x="2.183cm" svg:y="5.258cm">
          <text:p text:style-name="P2">BModuleManager</text:p>
        </draw:rect>
        <draw:rect draw:style-name="gr40" draw:text-style-name="P1" draw:id="id32" draw:layer="layout" svg:width="4.498cm" svg:height="1.984cm" svg:x="2.183cm" svg:y="11.443cm">
          <text:p text:style-name="P2">BConfigManager</text:p>
        </draw:rect>
        <draw:rect draw:style-name="gr40" draw:text-style-name="P1" draw:id="id33" draw:layer="layout" svg:width="4.498cm" svg:height="1.984cm" svg:x="15.283cm" svg:y="5.258cm">
          <text:p text:style-name="P2">BMessage</text:p>
        </draw:rect>
        <draw:connector draw:style-name="gr41" draw:text-style-name="P1" draw:layer="layout" svg:x1="11.147cm" svg:y1="5.259cm" svg:x2="14.421cm" svg:y2="4.233cm" draw:start-shape="id27" draw:start-glue-point="0" draw:end-shape="id28" draw:end-glue-point="2">
          <text:p text:style-name="P5"/>
        </draw:connector>
        <draw:connector draw:style-name="gr41" draw:text-style-name="P1" draw:layer="layout" draw:line-skew="1.438cm" svg:x1="11.146cm" svg:y1="8.302cm" svg:x2="14.421cm" svg:y2="4.233cm" draw:start-shape="id29" draw:start-glue-point="0" draw:end-shape="id28" draw:end-glue-point="2">
          <text:p text:style-name="P5"/>
        </draw:connector>
        <draw:connector draw:style-name="gr41" draw:text-style-name="P1" draw:layer="layout" draw:line-skew="3.059cm" svg:x1="11.146cm" svg:y1="11.443cm" svg:x2="14.421cm" svg:y2="4.233cm" draw:start-shape="id30" draw:start-glue-point="0" draw:end-shape="id28" draw:end-glue-point="2">
          <text:p text:style-name="P5"/>
        </draw:connector>
        <draw:connector draw:style-name="gr42" draw:text-style-name="P1" draw:layer="layout" svg:x1="6.681cm" svg:y1="6.25cm" svg:x2="8.898cm" svg:y2="6.251cm" draw:start-shape="id31" draw:start-glue-point="1" draw:end-shape="id27" draw:end-glue-point="3">
          <text:p text:style-name="P5"/>
        </draw:connector>
        <draw:connector draw:style-name="gr42" draw:text-style-name="P1" draw:layer="layout" svg:x1="6.681cm" svg:y1="6.25cm" svg:x2="8.897cm" svg:y2="9.294cm" draw:start-shape="id31" draw:start-glue-point="1" draw:end-shape="id29" draw:end-glue-point="3">
          <text:p text:style-name="P5"/>
        </draw:connector>
        <draw:connector draw:style-name="gr42" draw:text-style-name="P1" draw:layer="layout" svg:x1="6.681cm" svg:y1="12.435cm" svg:x2="8.897cm" svg:y2="12.435cm" draw:start-shape="id32" draw:start-glue-point="1" draw:end-shape="id30" draw:end-glue-point="3">
          <text:p text:style-name="P5"/>
        </draw:connector>
        <draw:connector draw:style-name="gr42" draw:text-style-name="P1" draw:layer="layout" svg:x1="4.432cm" svg:y1="7.242cm" svg:x2="4.432cm" svg:y2="11.443cm" draw:start-shape="id31" draw:start-glue-point="2" draw:end-shape="id32" draw:end-glue-point="0">
          <text:p text:style-name="P5"/>
        </draw:connector>
        <draw:connector draw:style-name="gr42" draw:text-style-name="P1" draw:layer="layout" svg:x1="13.396cm" svg:y1="6.251cm" svg:x2="15.283cm" svg:y2="6.25cm" draw:start-shape="id27" draw:end-shape="id33" draw:end-glue-point="3">
          <text:p text:style-name="P5"/>
        </draw:connector>
        <draw:connector draw:style-name="gr42" draw:text-style-name="P1" draw:layer="layout" svg:x1="10.221cm" svg:y1="7.241cm" svg:x2="10.221cm" svg:y2="8.302cm" draw:start-shape="id27" draw:start-glue-point="4" draw:end-shape="id29" draw:end-glue-point="4">
          <text:p text:style-name="P5"/>
        </draw:connector>
        <draw:connector draw:style-name="gr42" draw:text-style-name="P1" draw:layer="layout" svg:x1="10.221cm" svg:y1="10.251cm" svg:x2="10.221cm" svg:y2="11.477cm" draw:start-shape="id29" draw:start-glue-point="5" draw:end-shape="id30" draw:end-glue-point="4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tyl_20_šipky_20_1" draw:display-name="Styl šipky 1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vertical-align="middl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fill="none" text:animation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center" draw:textarea-vertical-align="bottom"/>
      <style:text-properties fo:font-size="10pt"/>
    </style:style>
    <style:style style:name="Objekt_20_s_20_bílou_20_výplní" style:display-name="Objekt s bílou výplní" style:family="graphic" style:parent-style-name="objectwithoutfill">
      <style:graphic-properties draw:fill="solid" draw:fill-color="#ffffff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David Kovář</meta:initial-creator>
    <meta:creation-date>2005-09-14T21:32:21</meta:creation-date>
    <dc:creator>David Kovář</dc:creator>
    <dc:date>2006-05-21T15:34:23</dc:date>
    <dc:language>cs-CZ</dc:language>
    <meta:editing-cycles>186</meta:editing-cycles>
    <meta:editing-duration>P3DT8H21M16S</meta:editing-duration>
    <meta:user-defined meta:name="Info 1"/>
    <meta:user-defined meta:name="Info 2"/>
    <meta:user-defined meta:name="Info 3"/>
    <meta:user-defined meta:name="Info 4"/>
    <meta:document-statistic meta:object-count="283"/>
  </office:meta>
</office:document-meta>
</file>